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81cm"/>
    </style:style>
    <style:style style:name="co2" style:family="table-column">
      <style:table-column-properties fo:break-before="auto" style:column-width="1.7cm"/>
    </style:style>
    <style:style style:name="ro1" style:family="table-row">
      <style:table-row-properties style:row-height="12.294cm" fo:break-before="auto" style:use-optimal-row-height="true"/>
    </style:style>
    <style:style style:name="ro2" style:family="table-row">
      <style:table-row-properties style:row-height="17.8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7.16cm" fo:break-before="auto" style:use-optimal-row-height="true"/>
    </style:style>
    <style:style style:name="ro6" style:family="table-row">
      <style:table-row-properties style:row-height="32.828cm" fo:break-before="auto" style:use-optimal-row-height="true"/>
    </style:style>
    <style:style style:name="ro7" style:family="table-row">
      <style:table-row-properties style:row-height="24.931cm" fo:break-before="auto" style:use-optimal-row-height="true"/>
    </style:style>
    <style:style style:name="ro8" style:family="table-row">
      <style:table-row-properties style:row-height="42.333cm" fo:break-before="auto" style:use-optimal-row-height="true"/>
    </style:style>
    <style:style style:name="ro9" style:family="table-row">
      <style:table-row-properties style:row-height="12.689cm" fo:break-before="auto" style:use-optimal-row-height="true"/>
    </style:style>
    <style:style style:name="ro10" style:family="table-row">
      <style:table-row-properties style:row-height="24.141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9.135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9.529cm" fo:break-before="auto" style:use-optimal-row-height="true"/>
    </style:style>
    <style:style style:name="ro15" style:family="table-row">
      <style:table-row-properties style:row-height="8.345cm" fo:break-before="auto" style:use-optimal-row-height="true"/>
    </style:style>
    <style:style style:name="ro16" style:family="table-row">
      <style:table-row-properties style:row-height="7.95cm" fo:break-before="auto" style:use-optimal-row-height="true"/>
    </style:style>
    <style:style style:name="ro17" style:family="table-row">
      <style:table-row-properties style:row-height="22.167cm" fo:break-before="auto" style:use-optimal-row-height="true"/>
    </style:style>
    <style:style style:name="ro18" style:family="table-row">
      <style:table-row-properties style:row-height="21.772cm" fo:break-before="auto" style:use-optimal-row-height="true"/>
    </style:style>
    <style:style style:name="ro19" style:family="table-row">
      <style:table-row-properties style:row-height="6.765cm" fo:break-before="auto" style:use-optimal-row-height="true"/>
    </style:style>
    <style:style style:name="ro20" style:family="table-row">
      <style:table-row-properties style:row-height="0.487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20" table:default-cell-style-name="Default"/>
        <table:table-row table:style-name="ro1">
          <table:table-cell office:value-type="string" calcext:value-type="string">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ext:p/>
          </table:table-cell>
          <table:table-cell office:value-type="string" calcext:value-type="string">
            <text:p>sensacionalista</text:p>
          </table:table-cell>
          <table:table-cell table:number-columns-repeated="119"/>
        </table:table-row>
        <table:table-row table:style-name="ro2">
          <table:table-cell office:value-type="string" calcext:value-type="string">
            <text:p>Um cardiologista diz que se todos que receberem esta mensagem, a enviarem a pelo menos uma das pessoas que conhecem, pode ter a certeza de que, pelo menos, poderá salvar uma vida.</text:p>
            <text:p/>
            <text:p>Beba água com estômago vazio.</text:p>
            <text:p>Hoje é muito popular, no Japão, beber água imediatamente ao acordar. Além disso, a evidência científica tem demonstrado estes valores. Abaixo divulgamos uma descrição da utilização da água para os nossos leitores.</text:p>
            <text:p>Para doenças antigas e modernas, este tratamento com água tem sido muito bem sucedido....</text:p>
            <text:p>Para a sociedade médica japonesa, uma cura de até 100% para as seguintes doenças:</text:p>
            <text:p>Dores de cabeça, dores no corpo, problemas cardíacos, artrite, taquicardia, epilepsia, excesso de gordura, bronquite, asma, tuberculose, meningite, problemas do aparelho urinário e doenças renais, vómitos, gastrite, diarreia, diabetes, hemorróidas, todas as doenças oculares, obstipação, útero, câncer e distúrbios menstruais, doenças de ouvido, nariz e garganta.</text:p>
            <text:p/>
            <text:p>Método de tratamento:</text:p>
            <text:p>1. De manhã e antes de escovar os dentes, beber 2 copos de água.</text:p>
            <text:p>2. Escovar os dentes, mas não comer ou beber nada durante 15 minutos.</text:p>
            <text:p>3. Após 15 minutos, você pode comer e beber normalmente.</text:p>
            <text:p>4. Depois do lanche, almoço e jantar não se deve comer ou beber nada durante 2 horas.</text:p>
            <text:p>5. Pessoas idosas ou doentes que não podem beber 2 copos de água, no início podem começar por tomar um copo de água e aumentar gradualmente.</text:p>
            <text:p>6. O método de tratamento cura os doentes e permite aos outros desfrutar de uma vida mais saudável.</text:p>
            <text:p/>
            <text:p>A lista que se segue apresenta o número de dias de tratamento que requer a cura das principais doenças:</text:p>
            <text:p>1. Pressão Alta - 30 dias</text:p>
            <text:p>2. Gastrite - 10 dias</text:p>
            <text:p>3. Diabetes - 30 dias</text:p>
            <text:p>4. Obstipação - 10 dias</text:p>
            <text:p>5. Câncer - 180 dias</text:p>
            <text:p>6. Tuberculose - 90 dias</text:p>
            <text:p>7. Os doentes com artrite devem continuar o tratamento por apenas 3 dias na primeira semana e, desde a segunda semana, diariamente.</text:p>
            <text:p/>
            <text:p>Este método de tratamento não tem efeitos secundários. No entanto, no início do tratamento terá de urinar frequentemente.</text:p>
            <text:p>É melhor continuarmos o tratamento mesmo depois da cura, porque este procedimento funciona como uma rotina nas nossas vidas. Beber água é saudável e dá energia.</text:p>
            <text:p>Isto faz sentido: o chinês e o japonês bebem líquido quente com as refeições, e não água fria.</text:p>
            <text:p>Talvez tenha chegado o momento de mudar seus hábitos de água fria para água quente, enquanto se come. Nada a perder, tudo a ganhar!</text:p>
            <text:p/>
            <text:p>Para quem gosta de beber água fria.</text:p>
            <text:p/>
            <text:p>Beber um copo de água fria ou uma bebida fria após a refeição solidifica o alimento gorduroso que você acabou de comer. Isso retarda a digestão.</text:p>
            <text:p>Uma vez que essa 'mistura' reage com o ácido digestivo, ela reparte-se e é absorvida mais rapidamente do que o alimento sólido para o trato gastrointestinal. Isto retarda a digestão, fazendo acumular gordura em nosso organismo e danifica o intestino.</text:p>
            <text:p>É melhor tomar água morna, ou se tiver dificuldade, pelo menos água natural.</text:p>
            <text:p/>
            <text:p>Nota muito grave - perigoso para o coração:</text:p>
            <text:p>As mulheres devem saber que nem todos os sintomas de ataques cardíacos vão ser uma dor no braço esquerdo.</text:p>
            <text:p>Esteja atento para uma intensa dor na linha da mandíbula. Você pode nunca ter primeiro uma dor no peito durante um ataque cardíaco.</text:p>
            <text:p>Náuseas e suores intensos são sintomas muito comuns.</text:p>
            <text:p>60% das pessoas têm ataques cardíacos enquanto dormem e não conseguem despertar. Uma dor no maxilar pode despertar de um sono profundo...</text:p>
            <text:p>Sejamos cuidadosos e vigilantes.</text:p>
            <text:p>Quanto mais se sabe, maior chance de sobrevivência...</text:p>
            <text:p>Um cardiologista diz que se todos que receberem esta mensagem, a enviarem a pelo menos uma das pessoas que conhecem, pode ter a certeza de que, pelo menos, poderá salvar uma vida.</text:p>
            <text:p/>
          </table:table-cell>
          <table:table-cell office:value-type="string" calcext:value-type="string">
            <text:p>sensacionalista</text:p>
          </table:table-cell>
          <table:table-cell table:number-columns-repeated="119"/>
        </table:table-row>
        <table:table-row table:style-name="ro3">
          <table:table-cell office:value-type="string" calcext:value-type="string">
            <text:p>Pessoal, Dr. Rosenberg pediu para alertar a todos sobre o perigo desses besouros chamados " potós". Esta tendo uma enorme quantidade deles nas ruas e nas casas. Pediu pra dizer que tem um homem no HU que ficou cego depois que um desses bichos entrou pelo seu ouvido , fez um percursso la dentro, atingiu vários nervos, incluindo o nervo ótico e ele ficou cego. O potó libera um ácido por onde passa. Daí ele pediu para dar o alerta nos grupos. Disse pra antes de dormir, checarmos colchão, travesseiro e cobertas. E disse que iria passar sobre isso no jornal em Montes Claros.</text:p>
            <text:p/>
          </table:table-cell>
          <table:table-cell office:value-type="string" calcext:value-type="string">
            <text:p>sensacionalista</text:p>
          </table:table-cell>
          <table:table-cell table:number-columns-repeated="119"/>
        </table:table-row>
        <table:table-row table:style-name="ro4">
          <table:table-cell office:value-type="string" calcext:value-type="string">
            <text:p>Médicos querem ver se uma formulação do anti-inflamatório diminui a parada respiratória</text:p>
            <text:p/>
            <text:p>Médicos britânicos estão testando uma formulação do anti-inflamatório ibuprofeno para ver se ele diminui a parada respiratória em pacientes com sintomas graves da covid-19.</text:p>
            <text:p/>
            <text:p>O teste envolve uma formulação particular de ibuprofeno, que pesquisadores disseram ter se mostrado mais eficiente do que o ibuprofeno convencional para o tratamento da insuficiência respiratória aguda, uma complicação da covid-19. A formulação já tem licença de uso para outras doenças no Reino Unido.</text:p>
            <text:p/>
            <text:p>"Se tiver sucesso, o valor deste teste para a saúde pública global será imenso, dado o custo baixo e a disponibilidade deste remédio", disse Matthew Hotpot, diretor do Centro de Pesquisa Biomédica NIHR Maudsley.</text:p>
            <text:p/>
            <text:p>O teste, conhecido como "Liberate", será um estudo aleatório, e nos próximos meses até 230 pacientes devem ser recrutados.</text:p>
            <text:p/>
            <text:p>Ele está sendo administrado pela Guy's &amp; St Thomas' NHS Foundation Trust de Londres, o King's College de Londres e a organização farmacêutica SEEK.</text:p>
            <text:p/>
            <text:p>Em março, o ministro da Saúde francês disse que as pessoas não deveriam usar anti-inflamatórios como o ibuprofeno se tiverem sintomas da covid-19, a doença respiratória causada pelo novo coronavírus.</text:p>
            <text:p/>
            <text:p>Mas agências reguladoras de remédios dos Estados Unidos, do Reino Unido e da União Europeia, além da Reckitt Benckiser, a fabricante do Nurofen, disseram não haver indícios de que o ibuprofeno agrava a covid-19. </text:p>
            <text:p/>
          </table:table-cell>
          <table:table-cell office:value-type="string" calcext:value-type="string">
            <text:p>não sensacionalista</text:p>
          </table:table-cell>
          <table:table-cell table:number-columns-repeated="119"/>
        </table:table-row>
        <table:table-row table:style-name="ro5">
          <table:table-cell office:value-type="string" calcext:value-type="string">
            <text:p>*UMA BOA NOVA SOBRE A CURA DO COVID -19*</text:p>
            <text:p/>
            <text:p>A cura para o vírus Covid19 ou a maneira de eliminá-lo foi alcançada.</text:p>
            <text:p>As informações vêm de Israel, este vírus não causou nenhuma morte</text:p>
            <text:p>*A receita é simples*</text:p>
            <text:p>1. *Limão*</text:p>
            <text:p>2. *Bicarbonato*</text:p>
            <text:p>Misture e beba como chá quente - toda tarde, a ação do limão com bicarbonato de sódio mais quente - mata imediatamente o vírus - elimina-o completamente do corpo.</text:p>
            <text:p/>
            <text:p>Esses dois componentes alcalinizam o sistema imunológico, pois quando a noite cai, o sistema se torna ácido e as defesas mais baixas.</text:p>
            <text:p>É por isso que o povo de Israel está relaxado com esse vírus.</text:p>
            <text:p/>
            <text:p>Todo mundo em Israel bebe um copo de água quente com limão e um pouco de bicarbonato de sódio à noite, pois isso comprovadamente mata o vírus.</text:p>
            <text:p/>
            <text:p>Eu o compartilho com toda a minha família e amigos, para que nenhum de nós pegue o vírus. Deixo com seus critérios.</text:p>
            <text:p/>
            <text:p>*Por favor, passe isso imediatamente.*</text:p>
            <text:p/>
          </table:table-cell>
          <table:table-cell office:value-type="string" calcext:value-type="string">
            <text:p>sensacionalista</text:p>
          </table:table-cell>
          <table:table-cell table:number-columns-repeated="119"/>
        </table:table-row>
        <table:table-row table:style-name="ro6">
          <table:table-cell office:value-type="string" calcext:value-type="string">
            <text:p>Os Estados Unidos se tornaram o epicentro da tragédia da covid-19 no mundo: desde o final de semana passado, é o país com o maior número de óbitos causados pela doença.</text:p>
            <text:p/>
            <text:p>Os EUA registraram mais de 23,6 mil mortes e 582,5 mil casos até esta terça-feira (14/4), segundo dados da Universidade Johns Hopkins.</text:p>
            <text:p/>
            <text:p>Cerca de 2 mil mortes diárias foram registradas nos últimos quatro dias, a maioria delas na cidade de Nova York e arredores, embora especialistas considerem que o número real pode ser maior, uma vez que as mortes em residências foram excluídas das estatísticas oficiais, de acordo com agência Reuters.</text:p>
            <text:p/>
            <text:p>"Estamos nos aproximando do pico agora", disse o diretor do Centro de Controle e Prevenção de Doenças (CDC, na sigla em inglês) na última segunda-feira no programa Today, da emissora NBC.</text:p>
            <text:p/>
            <text:p>Aqui, reunimos quatro fatores que, segundo especialistas em saúde pública, epidemiologistas e analistas, levaram os EUA a esta grave situação.</text:p>
            <text:p>1- A lentidão da resposta da Casa Branca</text:p>
            <text:p/>
            <text:p>Se os especialistas concordam em alguma coisa, é que os EUA precisavam ter tomado medidas mais sérias e abrangentes bem antes. A própria equipe da Casa Branca na linha de frente da luta contra a covid-19 reconheceu esses erros.</text:p>
            <text:p/>
            <text:p>Anthony Fauci, chefe do Instituto Nacional de Alergia e Doenças Infecciosas e um dos principais nomes da equipe de resposta a pandemia do país, admitiu que "ninguém nega" que medidas de mitigação precoces poderiam ter salvado vidas.</text:p>
            <text:p/>
            <text:p>Os EUA relataram seu primeiro caso em 21 de janeiro. Dez dias depois, o governo tomou a primeira medida de peso, decretando a proibição de entrada no país de estrangeiros que haviam visitado a China nos últimos 14 dias.</text:p>
            <text:p/>
            <text:p>Mesmo ressaltando a importância desta ação, muitos analistas fazem críticas ao fato de ela não ter sido acompanhada de outras medidas para preparar o país para a pandemia, como recomendar que cidadãos cumprissem as regras de distanciamento social, o que só foi feito em meados de março.</text:p>
            <text:p/>
            <text:p>Além disso, declarações controversas e contraditórias do presidente Donald Trump, que comparou a covid-19 com uma simples "gripe" e disse que a epidemia acabaria com a chegada do "calor" como "se fosse um milagre", passaram a ideia de que o país tinha tudo sob controle.</text:p>
            <text:p/>
            <text:p>Recentemente, ao ser questionado sobre suas declarações, Trump disse que queria ser otimista e não alarmar a população.</text:p>
            <text:p/>
            <text:p>O jornal The New York Times divulgou em 11 de abril uma investigação sobre os alertas que Fauci e outras autoridades levaram à Casa Branca, insistindo que medidas mais agressivas fossem tomadas até fevereiro.</text:p>
            <text:p/>
            <text:p>Questionado sobre isso, Fauci explicou à emissora CNN que "muitas vezes essas recomendações são postas em prática, às vezes, não". "Mas as coisas são como são, e estamos onde estamos agora", afirmou o médico.</text:p>
            <text:p/>
            <text:p>"O que é levado em consideração ao tomar essas decisões é complexo. Havia muita pressão contra o isolamento época."</text:p>
            <text:p>2 - Problemas com testes</text:p>
            <text:p/>
            <text:p>Testes defeituosos — que tiveram de ser substituídos — e o acesso limitado aos exames atrasaram a resposta ao avanço da doença.</text:p>
            <text:p/>
            <text:p>"Grande parte da culpa pela situação atual se deve ao atraso nos testes nos EUA. Estávamos vendo a pandemia se desenrolar, sem capacidade de testar e identificar casos. Isso resultou na disseminação maciça de covid-19 nos EUA", disse o cirurgião Thomas Tsai, pesquisador de políticas de saúde na Universidade Harvard, à BBC no início deste mês.</text:p>
            <text:p/>
            <text:p>O problema começou quando o CDC decidiu que seria o único a fabricar os testes, apontou Krys Johnson, professor de epidemiologia na Universidade Temple, em entrevista à BBC em março.</text:p>
            <text:p/>
            <text:p>"O resultado disso foi que, quando os kits de testes começaram a ser enviados para os Estados, foram detectados alguns com defeito, que tiveram de ser substituídos. Foi um processo que levou tempo e, portanto, muitos Estados não conseguiram começar a fazer testes até recentemente", disse ele.</text:p>
            <text:p/>
            <text:p>Por mais de um mês, cada Estado teve de enviar amostras de possíveis contágios por correio para a sede do CDC em Atlanta, capital da Geórgia, o único centro autorizado a realizar testes.</text:p>
            <text:p/>
            <text:p>As complicações não terminaram com a distribuição dos kits, porque a isso se somou o difícil acesso a eles, mesmo se a pessoa fosse considerada caso suspeito.</text:p>
            <text:p/>
            <text:p>Com o tempo, a situação mudou e, em meados de março, o número de testes realizados diariamente no país estava crescendo exponencialmente, de acordo com o jornal Washington Post, que cita estatísticas do The Covid Tracking Project.</text:p>
            <text:p/>
            <text:p>Em média, nos últimos sete dias, os EUA realizaram cerca de 147 mil novos testes diariamente.</text:p>
            <text:p>3 - O sistema de saúde</text:p>
            <text:p/>
            <text:p>O sistema de saúde nos EUA, baseado principalmente em planos de saúde privados, complica a situação no momento em que é necessário identificar casos de covid-19, de acordo com epidemiologistas.</text:p>
            <text:p/>
            <text:p>A falta de cobertura de saúde é um problema persistente e, neste momento, torna-se crucial: em 2018, 27,5 milhões de pessoas não tinham um plano em qualquer época do ano, de acordo com dados do Censo, que refletiam um aumento deste número em relação ao ano anterior.</text:p>
            <text:p/>
            <text:p>Isso faz com que algumas dessas pessoas evitem ir ao médico em caso de infecção: para quem não tem plano, uma consulta pode custar centenas de dólares.</text:p>
            <text:p/>
            <text:p>"Não vou ao médico desde 2013", escreveu Carl Gibson, jornalista americano de 32 anos, em uma coluna de opinião no jornal britânico The Guardian no mês passado. "Quando você multiplica minha situação por 27,5 milhões, a imagem é aterrorizante."</text:p>
            <text:p/>
            <text:p>Os imigrantes sem documentos, cerca de 11 milhões de pessoas, também costumam evitar procurar atendimento médico por medo se serem deportados.</text:p>
            <text:p/>
            <text:p>"É difícil para os indocumentados acessar cuidados médicos. Lembre-se sempre do fato de que o nome da pessoa aparece no sistema legal ao ir a um centro médico, e ela corre o risco de deportação", diz Sebastian, que mora no país desde os 3 anos de idade, quando seus pais o trouxeram do México.</text:p>
            <text:p/>
            <text:p>Mas não há problemas só para quem não está coberto por um plano. A cobertura básica paga apenas uma pequena fração do custo da consulta ou de um tratamento.</text:p>
            <text:p/>
            <text:p>"Durante a temporada de gripe, ficamos muito doentes, mas levar meus filhos para ver o pediatra custa US$ 100 (R$ 520)", diz Lisa Rubio, de 28 anos, que tem um destes planos por meio da empresa para a qual trabalha.</text:p>
            <text:p/>
            <text:p>Essas falhas sistêmicas também foram expostas em outras crises de saúde, como na apidemia de HIV/Aids nos anos 80, quando o grande número de pessoas não diagnosticadas com HIV exacerbaram a situação, segundo Ravi Grvois-Shah, diretor de uma clínica móvel de saúde mantida por doações de caridade. "Não há nada que indique que será diferente com o coronavírus", diz ele à BBC.</text:p>
            <text:p/>
            <text:p>Além disso, não há uma exigência de que empregadores nos EUA ofereçam licença médica remunerada a seus empregados.</text:p>
            <text:p/>
            <text:p>4 - A falta de coordenação dos Estados</text:p>
            <text:p/>
            <text:p>A diferença nas situações em cada Estado do país foi um aspecto relevante em meio à pandemia. Muitos analistas consideram que houve falta de liderança por parte da Casa Branca, e o enfrentamento ao novo coronavírus ficou a cargo dos governadores.</text:p>
            <text:p/>
            <text:p>Enquanto alguns impuseram restrições precocemente e declararam estado de emergência antes da explosão dos casos, outros optaram por não fazê-lo, o que, na opinião dos especialistas, pode ter contribuído para a escalada de infecções.</text:p>
            <text:p/>
            <text:p>A Califórnia é um dos exemplos de sucesso destacados por especialistas em saúde pública, com apenas 641 mortes entre os mais de 22 mil casos registrados até o último domingo, de acordo com a Johns Hopkins University.</text:p>
            <text:p/>
            <text:p>Embora o país tenha agências nacionais como o CDC, cada Estado tem sua própria infraestrutura de saúde pública, e "parte do desafio é não haver uma estratégia nacional coordenada no país, fazendo com que cada Estado trace sua estratégia individualmente", disse Tsai.</text:p>
            <text:p/>
            <text:p>Todos os Estados já declararam estado de emergência por causa da covid-19. Nova York, entre todos eles, é o que enfrenta a pior situação, com mais de 189 mil casos.</text:p>
            <text:p/>
            <text:p>O governador Andrew Cuomo, no entanto, disse no sábado que o número de mortos parecia estar se estabilizando. Depois de anunciar 783 mortes em 24 horas, Cuomo ressaltou que os números foram semelhantes nos últimos dias.</text:p>
            <text:p/>
            <text:p>"Não é o número mais alto, e você pode ver que está se estabilizando, mas isso está ocorrendo em um ritmo horrível", disse ele. "São números inconcebíveis, que representam dores e perdas extraordinárias."</text:p>
            <text:p/>
          </table:table-cell>
          <table:table-cell office:value-type="string" calcext:value-type="string">
            <text:p>não sensacionalista</text:p>
          </table:table-cell>
          <table:table-cell table:number-columns-repeated="119"/>
        </table:table-row>
        <table:table-row table:style-name="ro7">
          <table:table-cell office:value-type="string" calcext:value-type="string">
            <text:p>A cidade equatoriana de Guayaquil passou por alguns de seus piores dias durante a crise fúnebre que eclodiu desde meados de março.</text:p>
            <text:p/>
            <text:p>Imagens de dezenas de caixões e corpos expostos nas ruas, na falta de opções para enterrá-los, mostraram uma das piores faces da pandemia de covid-19 no mundo.</text:p>
            <text:p/>
            <text:p>Além do colapso do sistema de saúde na província de Guayas, a mais afetada pela doença no Equador, outra parte do problema foi o medo gerado pelo manejo de cadáveres.</text:p>
            <text:p/>
            <text:p>"Havia uma completa falta de controle. O medo fez com que muitas casas funerárias fechassem as portas. Muitos se esconderam e restaram poucas funerárias (em funcionamento)", disse à BBC News Mundo, o serviço em espanhol da BBC, Merwin Terán, presidente da Federação Equatoriana de Diretores Funerários.</text:p>
            <text:p/>
            <text:p>"De fato, no Equador, estamos muito atrasados ​​no sistema funerário e não temos orientações (do governo) para fazer nosso trabalho", diz o líder do grupo que representa 700 funerárias do país.</text:p>
            <text:p/>
            <text:p/>
            <text:p>Dúvidas sobre o que fazer e como lidar com os corpos dos mortos devido à covid-19 ou relacionados a casos suspeitos não existem apenas no Equador.</text:p>
            <text:p/>
            <text:p>Na Cidade do México, as autoridades emitiram suas próprias recomendações: não realizar funerais nem fazer autópsia, além de transferências para fora da cidade.</text:p>
            <text:p/>
            <text:p>E em Honduras, no Departamento (Estado) de Cortés, que concentra 70% das mortes por covid-19, alguns moradores até usaram facões e paus para impedir o enterro das vítimas da doença, informou a agência Reuters.</text:p>
            <text:p/>
            <text:p/>
            <text:p>Mas os corpos transmitem a doença? Um funeral pode ser realizado? Eles devem ser cremados ou enterrados?</text:p>
            <text:p>O contágio pode ser evitado</text:p>
            <text:p/>
            <text:p>Quando os cuidados necessários são tomados e o manuseio correto é praticado, não há razão para temer a disseminação da covid-19 por cadáveres, segundo a Organização Mundial da Saúde (OMS) em um guia solicitado pela BBC News Mundo.</text:p>
            <text:p/>
            <text:p>"Exceto nos casos de febre hemorrágica (como Ebola ou febre hemorrágica de Marburg) e cólera, os cadáveres geralmente não são infecciosos", diz a OMS.</text:p>
            <text:p/>
            <text:p>"Só podem ser (infecciosos) os pulmões dos pacientes com gripe pandêmica se forem manipulados de forma incorreta durante uma autópsia. Caso contrário, os cadáveres não transmitem doenças", acrescenta a entidade.</text:p>
            <text:p/>
            <text:p>Isso não significa que o vírus morre com a pessoa, porque no caso de doenças respiratórias agudas, os pulmões e outros órgãos "podem continuar a abrigar vírus vivos".</text:p>
            <text:p/>
            <text:p>Mas eles só são liberados, em geral, nos procedimentos de autópsia (como o uso de serras elétricas ou lavagem interna) por funcionários de funerárias e de serviços forenses.</text:p>
            <text:p/>
            <text:p>Familiares e amigos de uma pessoa que morreu devido à covid-19 devem esperar por pessoal treinado e adequadamente protegido para preparar o corpo para o enterro ou a cremação.</text:p>
            <text:p>Pode haver um funeral?</text:p>
            <text:p/>
            <text:p>A OMS não proíbe que os funerais aconteçam, mas exige que isso seja feito com algum cuidado.</text:p>
            <text:p/>
            <text:p>"Se a família só quer ver o corpo, sem tocá-lo, pode fazer isso desde que tome as precauções padrão o tempo todo, principalmente a higiene das mãos. A família deve receber instruções claras para não tocar ou beijar o corpo", indica a OMS.</text:p>
            <text:p/>
            <text:p>Deve-se continuar praticando a distância física entre as pessoas, lavando as mãos constantemente quando estiverem em um funeral. Não é recomendado que pessoas com mais de 60 anos ou pessoas imunodeprimidas interajam diretamente com o cadáver.</text:p>
            <text:p/>
            <text:p>Merwin Terán lembra as difíceis condições enfrentadas no Equador pelos serviços funerários e pelas famílias das vítimas.</text:p>
            <text:p/>
            <text:p>"Para nós, acostumados a ver a realidade da morte, era muito difícil entrar para reconhecer um corpo. Os trabalhadores não queriam mais entrar, começaram a abandonar o trabalho", diz ele.</text:p>
            <text:p/>
            <text:p>Dado o grande número de mortes em Guayaquil, os hospitais fizeram uso de armazéns sem equipamento de refrigeração ou procedimentos de preservação de cadáveres. As famílias entram nesses locais, segundo ele, para encontrar os falecidos.</text:p>
            <text:p/>
            <text:p>Isso contraria as recomendações da OMS, que enfatizam que os corpos devem ser manuseados e preparados por profissionais desde o local em que morrem até a funerária, o crematório ou local do enterro.</text:p>
            <text:p/>
            <text:p>Mas "não há necessidade de usar bolsas especiais" (a menos que haja vazamento excessivo de fluidos corporais), e também não precisam ser transportados por veículos especiais.</text:p>
            <text:p>Enterrar ou cremar?</text:p>
            <text:p/>
            <text:p>A escolha entre enterro e cremação de um cadáver dependerá da família.</text:p>
            <text:p/>
            <text:p>"Existe uma crença generalizada de que as pessoas que morreram de uma doença transmissível devem ser cremadas, mas isso não é verdade", diz a OMS. "A incineração é uma questão de escolha cultural e disponibilidade de recursos."</text:p>
            <text:p/>
            <text:p>Quem precisa de proteção especial em um enterro, como luvas, são as pessoas que colocam o corpo no túmulo ou nicho.</text:p>
            <text:p/>
            <text:p>Em locais onde não há serviços funerários ou é tradição preparar um corpo para o enterro, a pessoa encarregada disso deve ter todas as proteções.</text:p>
            <text:p/>
            <text:p>Deve-se usar luvas, proteção para os olhos, máscara, avental impermeável, lavar as mãos e as roupas após o término, diz a OMS.</text:p>
            <text:p/>
            <text:p>Não é necessário incinerar ou descartar os pertences do falecido, mas devem ser tomadas precauções como manuseio com luvas e lavagem com detergente, além de desinfetar objetos com álcool ou alvejante.</text:p>
            <text:p/>
          </table:table-cell>
          <table:table-cell office:value-type="string" calcext:value-type="string">
            <text:p>não sensacionalista</text:p>
          </table:table-cell>
          <table:table-cell table:number-columns-repeated="119"/>
        </table:table-row>
        <table:table-row table:style-name="ro8">
          <table:table-cell office:value-type="string" calcext:value-type="string">
            <text:p>O número de pessoas que diminuíram o consumo de carnes e laticínios ou cortaram completamente esses alimentos de suas dietas tem aumentado na última década.</text:p>
            <text:p/>
            <text:p>Em 2018, segundo o Ibope, 30 milhões de brasileiros não comiam nenhuma carne — em áreas metropolitanas, o percentual de brasileiros vegetarianos havia saltado de 8%, em 2012, para 16% em 2018, segundo o instituto. Já no Reino Unido, segundo pesquisa da The Vegan Society, o número de veganos quadruplicou entre 2006 e 2018.</text:p>
            <text:p/>
            <text:p>Uma motivação comum para quem decide deixar o bife para trás são os benefícios à saúde. A dieta vegana é geralmente considerada mais rica em fibras e tem índices menores de colesterol, proteínas, cálcio e sal do que a dieta onívora.</text:p>
            <text:p/>
            <text:p>Mas ainda existem conceitos equivocados e a eliminação completa de carne, peixe, ovos e laticínios de nossas dietas gera preocupações.</text:p>
            <text:p>Vitamina B12</text:p>
            <text:p/>
            <text:p>Uma delas é se uma dieta vegana fornece vitamina B12 suficiente. Essa vitamina ajuda a prevenir danos no sistema nervoso e é encontrada em carnes, peixes, ovos e laticínios, mas não em frutas ou vegetais.</text:p>
            <text:p/>
            <text:p>Recomenda-se que os adultos consumam 1,5 microgramas de vitamina B12 por dia.</text:p>
            <text:p/>
            <text:p>"A deficiência de B12 pode levar a sintomas neurológicos irreversíveis se a deficiência se prolongar muito", diz Janet Cade, do Grupo de Epidemiologia Nutricional da Escola de Ciência e Nutrição Alimentar da Universidade de Leeds, no Reino Unido.</text:p>
            <text:p/>
            <text:p>Um estudo recente com 48 mil pessoas com mais de 18 anos comparou a saúde de quem come carne, pescetarianos (aqueles que comem peixes, ovos e laticínios, mas não carne de outros animais) e vegetarianos, incluindo alguns veganos (aqueles que não consomem nenhum tipo de carne, nem produtos derivados de animais, como mel, leite, gelatina ou ovos).</text:p>
            <text:p/>
            <text:p>Eles descobriram que as pessoas com dietas veganas e vegetarianas têm menor risco de doença cardíaca, mas maior risco de derrame, em parte, possivelmente, devido à falta de vitamina B12.</text:p>
            <text:p/>
            <text:p>Os pesquisadores descobriram que aqueles que não comiam carne registraram 10 casos a menos de doenças cardíacas e três derrames a mais a cada mil pessoas, em comparação com carnívoros.</text:p>
            <text:p/>
            <text:p>A pesquisadora Tammy Tong, epidemiologista nutricional da Universidade de Oxford, diz que o maior risco de derrame hemorrágico — quando há sangramento em uma parte do cérebro — pode ter várias razões.</text:p>
            <text:p/>
            <text:p>Embora o colesterol baixo proteja o organismo contra doenças cardíacas e derrames isquêmicos, existem evidências de que os baixos níveis de colesterol (associados à dieta vegana e vegetariana) podem estar associados a um pequeno risco de derrame hemorrágico.</text:p>
            <text:p/>
            <text:p>Mas é fácil obter a quantidade "minúscula" que nosso organismo precisa de vitamina B12 a partir da chamada levedura nutricional ou de alimentos fortificados — aqueles enriquecidos com nutrientes — como o leite vegetal, diz Marco Springmann, pesquisador sênior de sustentabilidade ambiental e saúde pública da Universidade de Oxford.</text:p>
            <text:p/>
            <text:p>Em países onde os alimentos não são enriquecidos com vitamina B12, o especialista recomenda suplementos vitamínicos.</text:p>
            <text:p/>
            <text:p>Já a Academia de Nutrição e Dietética, dos EUA, afirma que a levedura nutricional não é uma fonte adequada de vitamina B12, e diz que os veganos devem tomar suplementos ou comer alimentos fortificados. As crianças e os bebês alimentados com dieta vegana também precisam ter volumes suficientes de vitamina B12 garantidos.</text:p>
            <text:p>Proteína</text:p>
            <text:p/>
            <text:p>Outra preocupação comum para quem está tentado a fazer a transição é se uma dieta vegana fornece proteína suficiente.</text:p>
            <text:p/>
            <text:p>Embora as frutas e os legumes não tenham muita proteína, não há motivo para preocupação, diz Springmann. "Nunca [vimos] problemas de deficiência de proteína, apenas em pessoas que não comem calorias suficientes", diz ele. "A proteína está em tudo."</text:p>
            <text:p/>
            <text:p>O leite de soja, por exemplo, tem aproximadamente a mesma quantidade de proteínas que o leite de vaca.</text:p>
            <text:p/>
            <text:p>Também é improvável que uma dieta vegana cause deficiência de ferro, diz Springman, desde que sua alimentação inclua frutas e vegetais de todas as cores.</text:p>
            <text:p/>
            <text:p>"Com o tempo, o corpo pode se adaptar à quantidade de ferro disponível na dieta. Se você tiver uma ingestão de ferro menor, poderá usar esse nutriente de forma mais eficiente ", diz o especialista.</text:p>
            <text:p/>
            <text:p>Para Springman, a dieta vegana equilibrada é uma das dietas mais saudáveis.</text:p>
            <text:p/>
            <text:p>"Descobrimos que a dieta vegana pode ser uma das mais saudáveis, superando a performance dos pescetarianos e vegetarianos, porque a dieta vegana é mais rica em frutas, legumes e vegetais e os benefícios à saúde compensam qualquer outra coisa", diz Springman.</text:p>
            <text:p/>
            <text:p>Ele recomenda que se coma muitas frutas e legumes de diferentes cores, nozes e castanhas, cereais integrais, feijões e lentilhas, além de sementes de chia, cânhamo e linhaça, que contêm ômega 3.</text:p>
            <text:p>Variedade</text:p>
            <text:p/>
            <text:p>Para aqueles que se preocupam com o fato de a dieta vegana supostamente não oferecer variedade suficiente, um estudo em 2018 não encontrou evidências de que uma dieta mais variada seja mais saudável.</text:p>
            <text:p/>
            <text:p>Na verdade, foi descoberto que aqueles que seguiam uma dieta mais diversificada tendiam a ingerir mais alimentos processados ​​e bebidas açucaradas.</text:p>
            <text:p/>
            <text:p>Ainda sobre alimentos não saudáveis, Springman mostrou preocupação com a crescente popularidade de junk food vegana. "Essas substituições veganas de junk food podem resultar no mesmo perfil de consumo de um onívoro não saudável", diz.</text:p>
            <text:p/>
            <text:p>Mas não precisa ser assim.</text:p>
            <text:p/>
            <text:p>Em um estudo recente sobre os efeitos de uma dieta rica em plantas, mas não estritamente vegana, pesquisadores usaram índices que classificaram pessoas de acordo com o percentual de comidas a base de plantas em comparação com as de origem animal em suas dietas.</text:p>
            <text:p/>
            <text:p>Aqueles que tinham dietas com maior ingestão de frutas e vegetais e menor consumo de produtos animais tiveram resultados mais saudáveis. O risco de doenças cardiovasculares entre os que consumiam mais plantas foi até 32% mais baixo, após ajustes de variáveis como idade, sexo, raça, educação e comportamentos como fumo, consumo de álcool e exercício.</text:p>
            <text:p/>
            <text:p>"Encontramos uma relação impressionante entre padrões alimentares e o risco de ocorrências clínicas importantes", diz Casey Rebholz, autora do estudo e professora assistente da Escola de Saúde Pública John Hopkins Bloomberg, em Baltimore, nos EUA.</text:p>
            <text:p/>
            <text:p>Ela notou que pessoas que comiam mais frutas e vegetais geralmente comiam menos carne vermelha e processada, laticínios e peixe. No entanto, a pesquisa não confirma se a relação entre comer mais alimentos não-animais e a queda nos riscos de doença cardíaca se mantêm com o tempo ou se altera.</text:p>
            <text:p/>
            <text:p>Em outras palavras, ela não provou se uma dieta estritamente vegana é mais positiva do que uma dieta composta principalmente por frutas e vegetais, mas com alguns produtos animais.</text:p>
            <text:p/>
            <text:p>"Acredito que os benefícios para a saúde de uma dieta baseada em vegetais venham da combinação entre comer mais frutas e vegetais e quantidades menores de alimentos de origem animal, incluindo gordura saturada", avalia a especialista.</text:p>
            <text:p>Associações precipitadas</text:p>
            <text:p/>
            <text:p>Muitos cientistas questionam a confiabilidade de pesquisas que associam a dieta vegana a uma melhora na saúde, uma vez que os veganos já tendem a ser mais saudáveis de forma geral.</text:p>
            <text:p/>
            <text:p>"Normalmente, os veganos fumam menos, bebem menos álcool e se exercitam mais", diz Faidon Magkos, professor associado do Departamento de Nutrição, Exercício e Esportes da Universidade de Copenhague (Dinamarca), que no ano passado publicou um estudo sobre pesquisas que examinam os efeitos da dieta vegana na saúde.</text:p>
            <text:p/>
            <text:p>Esses fatores ligados ao estilo de vida, que também podem contribuir para um risco menor de doenças cardíacas e mortalidade, podem sugerir que a dieta vegana sozinha é mais saudável do que realmente pode ser.</text:p>
            <text:p/>
            <text:p>Esses estudos servem como ponto de partida, lembra Faidon, e como a maioria dos dados sobre o veganismo é de observação, ainda existem incertezas em torno da dieta, principalmente quando se trata de efeitos a longo prazo.</text:p>
            <text:p/>
            <text:p>Por exemplo: embora a glicemia mais alta possa indicar um risco maior de desenvolver diabetes, isso não ocorre necessariamente.</text:p>
            <text:p/>
            <text:p>Para confirmar se uma mudança na dieta afeta a saúde, é necessário seguir os participantes por tempo suficiente para que sintomas de doenças apareçam, com estudos que durem pelo menos um ano", diz Faidon.</text:p>
            <text:p>Longo prazo</text:p>
            <text:p/>
            <text:p>Evelyn Medawar, autora de uma análise sobre os benefícios metabólicos de uma dieta baseada em vegetais, diz que é importante que mais pesquisadores comecem a observar os efeitos da dieta na saúde.</text:p>
            <text:p/>
            <text:p>"No momento, a sociedade está à frente das pesquisas quando se trata da dieta vegana", diz ela.</text:p>
            <text:p/>
            <text:p>"Muitas pessoas têm dúvidas sobre a dieta vegana devido a possíveis deficiências nutricionais, e só agora os pesquisadores estão pesquisando isso e os benefícios e riscos a longo prazo."</text:p>
            <text:p/>
            <text:p>"Precisamos afastar os medos ou conhecer as consequências a longo prazo. Isso pode fazer com que mais pessoas se interessem em adotar a dieta vegana por motivos de saúde", diz.</text:p>
            <text:p/>
            <text:p>Segundo Medawar, ainda pode demorar alguns anos até que tenhamos resultados de pesquisas sobre a forma como a dieta vegana afeta nossa saúde, já que isso exige estudos controlados.</text:p>
            <text:p/>
            <text:p>Mas, apesar da falta de dados específicos sobre a dieta vegana, os pesquisadores dizem que as evidências existentes sobre dieta e saúde geralmente indicam algumas tendências.</text:p>
            <text:p/>
            <text:p>Embora as evidências não sejam muito fortes para a dieta vegana especificamente, ela parece estar ligada a uma saúde melhor em geral. Em termos de densidade óssea, fraturas podem ser mais comuns devido a uma possível menor ingestão de cálcio e de vitamina B12.</text:p>
            <text:p/>
            <text:p>Veganos têm um índice de massa corporal mais baixo (IMC), o que significa melhores níveis de colesterol e pressão arterial mais baixa, o que é um importante fator de risco para doenças cardíacas.</text:p>
            <text:p/>
            <text:p>A dieta vegana é muito parecida com qualquer outra. Ou seja, ela pode ajudar a diminuir o risco de doenças ou aumentá-lo, dependendo dos alimentos que você consome.</text:p>
            <text:p/>
            <text:p>"Se você comparar uma dieta baseada em vegetais com uma dieta não saudável que inclui carne, a dieta baseada em vegetais é certamente melhor", diz Faidon. "Mas, se você seguir uma dieta onívora relativamente prudente, como a dieta mediterrânea, rica em frutas, legumes, verduras e pouca carne, há evidências que sugerem que esse tipo de dieta onívora é pelo menos tão saudável quanto uma dieta vegana", ele prossegue.</text:p>
            <text:p/>
            <text:p>Ainda há muito para se pesquisar antes de termos certeza se o veganismo pode ser mais saudável do que qualquer outra dieta — especialmente quando se trata de efeitos à saúde a longo prazo.</text:p>
            <text:p/>
            <text:p>Enquanto isso, os especialistas aconselham que a melhor dieta vegana é aquela que inclui muitas frutas e vegetais, suplementos de vitamina B12 e menos frituras e alimentos processados.</text:p>
            <text:p/>
          </table:table-cell>
          <table:table-cell office:value-type="string" calcext:value-type="string">
            <text:p>não sensacionalista</text:p>
          </table:table-cell>
          <table:table-cell table:number-columns-repeated="119"/>
        </table:table-row>
        <table:table-row table:style-name="ro9">
          <table:table-cell office:value-type="string" calcext:value-type="string">
            <text:p>O movimento conhecido como Outubro Rosa nasceu na década de 1990 e tem como objetivo compartilhar informações sobre o câncer de mama, promover a conscientização sobre a doença, proporcionar maior acesso aos serviços de diagnóstico e de tratamento e contribuir para a redução da mortalidade.</text:p>
            <text:p/>
            <text:p>Quando descoberto no início, a doença tem 95% de chance de cura. Vários estudos têm confirmado a importância da mamografia na redução da mortalidade pelo câncer de mama. Por outro lado, existe uma preocupação com os efeitos que a radiação ionizante pode trazer para o organismo. Em especial, uma discussão sobre o aumento do câncer de tireoide nas pacientes submetidas ao rastreamento mamográfico tem causado ansiedade entre as mulheres.</text:p>
            <text:p/>
            <text:p>A seguir, a médica radiologista, responsável pela Coordenação Diagnóstica de Radiologia do Instituto Nacional de Saúde da Mulher, da Criança e do Adolescente Fernandes Figueira (IFF/Fiocruz), Márcia Boechat; os médicos radiologistas responsáveis pelo Setor de Radiologia Mamária do IFF, Marcos de Sá Costa Rego e Melissa Koch esclarecem dúvidas sobre essa questão e falam da importância dos serviços de diagnóstico da doença.</text:p>
            <text:p/>
            <text:p>Câncer de mama não acometeu nenhum membro de minha família, por isso eu não corro risco?</text:p>
            <text:p>Existe o câncer da mama hereditário e o ocasional. Dessa forma, não significa que apenas mulheres que tenham parentes maternos com câncer de mama terão uma predisposição à doença. As mulheres que não têm ocorrência familiar também podem ser acometidas pela patologia.</text:p>
            <text:p/>
            <text:p>Quando devo fazer o exame de mamografia? Qual a finalidade desse exame?</text:p>
            <text:p>O rastreamento mamográfico deverá incluir mulheres assintomáticas a partir dos 40 anos de idade. Se existir um caso na família, como tia, irmã ou mãe, o indicado é realizar o exame todos os anos a partir dos 35 anos de idade, para prevenção da doença. O rastreamento tem duas finalidades: detecção precoce do câncer de mama e redução das cirurgias desnecessárias.</text:p>
            <text:p/>
            <text:p>A mamografia é um exame doloroso?</text:p>
            <text:p>A dor é um mecanismo subjetivo de defesa que depende da situação e do momento. Pode se admitir que é um exame desconfortável, mas dependendo da maneira como a paciente for preparada para o procedimento, o mesmo pode ser perfeitamente tolerável. A compressão o que o procedimento exige é necessária para a redução da dose de radiação, assim como, imobilidade da mama, dissociação das estruturas e uniformização das densidades.</text:p>
            <text:p/>
            <text:p>No momento do exame de mamografia, há uma exposição à radiação. Quais os problemas que essa radiação pode trazer ao nosso organismo?</text:p>
            <text:p>Em pequenas doses, a exposição à radiação não oferece riscos à saúde. O corpo humano tem tempo suficiente para substituir as células que eventualmente tenham sido alteradas ou destruídas.</text:p>
            <text:p/>
            <text:p>Existe uma preocupação sobre o aumento do câncer de tireoide nas pacientes submetidas ao rastreamento mamográfico, isso tem causado ansiedade entre as mulheres. Essa informação procede?</text:p>
            <text:p>Não. A dose de radiação para a tireoide durante a mamografia é extremamente baixa, menor que 1% da dose recebida pela mama. Assim, o risco de indução do câncer de tireoide após uma mamografia é insignificante. Em termos estatísticos, seria menos de 1 caso a cada 17 milhões de mulheres que realizarem mamografia anual entre 40 a 80 anos.</text:p>
            <text:p/>
            <text:p>Durante a realização do exame de mamografia é preciso a utilização de protetores de chumbo para a garganta – parte do corpo que abriga a glândula da tireoide?</text:p>
            <text:p>Segundo as Sociedades Nacionais, Norte-Americanas e Internacionais de Mastologia e de Radiologia, Associação Norte Americana de Tireoide e Agência Internacional de Energia Anatômica, a utilização do protetor de tireoide não é recomendada. A dose de radiação sobre a tireoide durante a realização da mamografia é extremamente baixa. É importante ressaltar ainda, que a utilização do protetor pode interferir no posicionamento da mama e gerar artefatos – fatores que reduzem a qualidade da imagem, influenciando no diagnóstico e levando a necessidade de repetição do exame. Os órgãos afirmam ainda, que o protetor não deve estar exposto na sala onde o exame ocorre, para evitar que as pacientes achem que ele é necessário.</text:p>
            <text:p/>
            <text:p>Qual a diferença entre a ultrassonografia da mama e mamografia?</text:p>
            <text:p>A ultrassonografia utiliza o som e os ecos para produzir as imagens, sendo um método operador dependente, sem qualquer dano ao organismo, com alta especificidade e menor sensibilidade. A mamografia utiliza a radiação X para produzir as imagens que alcançam uma maior sensibilidade com menos especificidade.</text:p>
            <text:p/>
            <text:p>A ultrassonografia de mama deve ser antecedida pela mamografia e complementa o exame de mamografia.</text:p>
            <text:p/>
            <text:p>Mulheres que têm silicone na mama podem fazer o exame da mamografia?</text:p>
            <text:p>Não só podem como devem, pois a mamografia continua sendo o melhor e mais prático exame de rastreamento.</text:p>
            <text:p/>
          </table:table-cell>
          <table:table-cell office:value-type="string" calcext:value-type="string">
            <text:p>não sensacionalista</text:p>
          </table:table-cell>
          <table:table-cell table:number-columns-repeated="119"/>
        </table:table-row>
        <table:table-row table:style-name="ro10">
          <table:table-cell office:value-type="string" calcext:value-type="string">
            <text:p>A poluição relacionada ao tráfego é um grande problema nos centros urbanos, e uma grande parcela da população fica vulnerável aos seus efeitos à saúde. Um artigo publicado no Cadernos de Saúde Pública identificou potencial associação entre as internações hospitalares por câncer do aparelho respiratório com a densidade de tráfego veicular no município São Paulo. A pertinência do tema decorre neste Dia Mundial de Combate ao Câncer.</text:p>
            <text:p/>
            <text:p>De acordo com a pesquisa na qual se baseou o artigo Influência da densidade de tráfego veicular na internação por câncer do aparelho respiratório no Município de São Paulo, Brasil, a Agência Internacional de Pesquisa sobre o Câncer (International Agency for Research on Cancer - IARC), que está vinculada à Organização Mundial da Saúde (OMS), concluiu que a exposição à poluição do ar e ao material particulado presentes no ambiente externo é carcinogênica para humanos, reclassificando-a do Grupo 2 para o Grupo 1.</text:p>
            <text:p/>
            <text:p>Para os autores do artigo, Adeylson Guimarães Ribeiro, Oswaldo Santos Baquero, Samuel Luna de Almeida, Clarice Umbelino de Freitas, Maria Regina Alves Cardoso e Adelaide Cassia Nardocci, da Universidade de São Paulo, é evidente que o risco relativo da poluição do ar para a ocorrência do câncer de pulmão é muito menor quando comparado com o risco entre os fumantes ativos, contudo, a poluição do ar afeta toda a população.</text:p>
            <text:p/>
            <text:p>Segundo o artigo, alguns trabalhos têm mostrado o impacto da poluição atmosférica para a saúde da população no município de São Paulo, Brasil, mas há carência de estudos nacionais e internacionais que busquem investigar a associação entre a poluição do ar e o câncer do aparelho respiratório, utilizando dados de internação hospitalar.</text:p>
            <text:p/>
            <text:p>Neste estudo ecológico relatado no artigo do Cadernos de Saúde Pública foram considerados os dados de internações hospitalares por câncer do aparelho respiratório oriundos dos sistemas público (Autorização de Internação Hospitalar - AIH) e particular (Comunicação de Internação Hospitalar - CIH), obtidos junto à Secretaria de Estado da Saúde de São Paulo. Compreende os anos de 2004 a 2006, em razão de ser o único período em que se teve acesso aos dados do sistema privado. Foi utilizada no estudo somente a primeira internação de cada indivíduo residente com idade acima de 20 anos, codificada conforme a 10ª revisão da Classificação Internacional de Doenças (CID-10): C32 - neoplasia maligna da laringe, C33 - neoplasia maligna da traqueia, C34 - neoplasia maligna dos brônquios e dos pulmões.</text:p>
            <text:p/>
            <text:p>Para efeito de informação do espaço de pesquisa, o município de São Paulo ocupa uma área de 1.521,110km2 e tem uma população estimada em torno de 12 milhões de habitantes, sendo sua densidade demográfica em 2010 de 7.398,26 habitantes/km2. É a capital do Estado de São Paulo, considerado o principal polo industrial nacional, e apresentou um Produto Interno Bruto (PIB) per capita em 2014 em torno de 52 mil Reais Instituto Brasileiro de Geografia e Estatística de 2017. Conta com uma frota de cerca de 8,4 milhões de veículos que circulam diariamente nos seus 18 mil quilômetros de vias, segundo dados do Departamento Estadual de Trânsito de São Paulo de 2017. A distribuição das vias e do volume de tráfego é variada, apresentando grande adensamento de ambos na região central da cidade, além de extensos corredores e rodovias que cruzam a área urbana do município.</text:p>
            <text:p/>
            <text:p>Sobre o Dia Mundial do Câncer</text:p>
            <text:p/>
            <text:p>De acordo com o Instituto Nacional de Câncer (Inca), o Dia Mundial do Câncer foi criado em 2005 pela União Internacional para o Controle do Câncer (UICC), com o apoio da Organização Mundial da Saúde (OMS), e acontece todo ano, em 4 de fevereiro. Trata-se de campanha de utilidade pública a qual visa tentar evitar milhões de mortes a cada ano por meio do aumento da consciência e educação sobre doença, além da pressão sobre governos e indivíduos em todo o mundo para que se mobilizem pelo controle do câncer.</text:p>
            <text:p/>
            <text:p>O Inca informa 11 dicas para prevenir o câncer:</text:p>
            <text:p/>
            <text:p>Não fume</text:p>
            <text:p/>
            <text:p>Essa é a regra mais importante para prevenir o câncer, principalmente os de pulmão, cavidade oral, laringe, faringe e esôfago. Parar de fumar e de poluir o ambiente é fundamental para a prevenção do câncer.</text:p>
            <text:p/>
            <text:p>Alimentação saudável protege contra o câncer</text:p>
            <text:p/>
            <text:p>Uma ingestão rica em alimentos de origem vegetal como frutas, legumes, verduras, cereais integrais, feijões e outras leguminosas, pode prevenir o câncer.</text:p>
            <text:p/>
            <text:p>Mantenha o peso corporal adequado</text:p>
            <text:p/>
            <text:p>Estar acima do peso aumenta as chances de desenvolver câncer. Por isso, é importante controlar o peso por meio de uma boa alimentação e realizar atividade física. Cerca de um terço de todos os casos de câncer podem ser evitados com esta atitude.</text:p>
            <text:p/>
            <text:p>Pratique atividades físicas</text:p>
            <text:p/>
            <text:p>Caminhar, dançar, trocar o elevador pelas escadas, levar o cachorro para passear, cuidar da casa ou do jardim ou buscar modalidades como a corrida de rua, ginástica, musculação, entre outras. Experimente, ache aquela modalidade que você goste!</text:p>
            <text:p/>
            <text:p>Amamente</text:p>
            <text:p/>
            <text:p>O aleitamento materno é a primeira ação de alimentação saudável. A amamentação até os dois anos ou mais, sendo exclusiva até os seis meses de vida da criança, protege as mães contra o câncer de mama e as crianças contra a obesidade infantil.</text:p>
            <text:p>Mulheres entre 25 e 64 anos devem fazer o exame preventivo do câncer do colo do útero a cada três anos</text:p>
            <text:p/>
            <text:p>As alterações das células do colo do útero são descobertas facilmente no exame preventivo (conhecido também como Papanicolaou), e são curáveis na quase totalidade dos casos. Por isso, é importante a realização periódica deste exame.</text:p>
            <text:p/>
            <text:p>Vacine contra o HPV as meninas de 9 a 14 anos e os meninos de 11 a 14 anos</text:p>
            <text:p/>
            <text:p>A vacinação contra o HPV, disponível no SUS, e o exame preventivo (Papanicolaou) se complementam como ações de prevenção do câncer do colo do útero. Mesmo as mulheres vacinadas, quando chegarem aos 25 anos, deverão fazer um exame preventivo a cada três anos, pois a vacina não protege contra todos os subtipos do HPV.</text:p>
            <text:p/>
            <text:p>Vacine contra a hepatite B</text:p>
            <text:p/>
            <text:p>O câncer de fígado está relacionado à infecção pelo vírus causador da hepatite B e a vacina é um importante meio de prevenção deste câncer. O Ministério da Saúde disponibiliza nos postos de saúde do País a vacina contra esse vírus para pessoas de todas as idades.</text:p>
            <text:p/>
            <text:p>Evite a ingestão de bebidas alcoólicas</text:p>
            <text:p/>
            <text:p>Seu consumo, em qualquer quantidade, contribui para o risco de desenvolver câncer. Além disso, combinar bebidas alcoólicas com o tabaco aumenta a possibilidade do surgimento da doença.</text:p>
            <text:p/>
            <text:p>Evite comer carne processada</text:p>
            <text:p/>
            <text:p>Carnes processadas como presunto, salsicha, linguiça, bacon, salame, mortadela, peito de peru e blanquet de peru podem aumentar a chance de desenvolver câncer. Os conservantes (como os nitritos e nitratos) podem provocar o surgimento de câncer de intestino (cólon e reto) e o sal provocar o de estômago.</text:p>
            <text:p/>
            <text:p>Evite a exposição ao sol entre 10h e 16h</text:p>
            <text:p/>
            <text:p>Use sempre proteção adequada, como chapéu, barraca e protetor solar, inclusive nos lábios. Se for inevitável, use chapéu de aba larga, camisa de manga longa e calça comprida.</text:p>
            <text:p/>
          </table:table-cell>
          <table:table-cell office:value-type="string" calcext:value-type="string">
            <text:p>não sensacionalista</text:p>
          </table:table-cell>
          <table:table-cell table:number-columns-repeated="119"/>
        </table:table-row>
        <table:table-row table:style-name="ro5">
          <table:table-cell office:value-type="string" calcext:value-type="string">
            <text:p>A zika não é mais a única infecção por arbovirose a ser considerada letal para um bebê em desenvolvimento. Um estudo científico detectou que a dengue também pode representar um risco à vida do feto. Ter dengue durante a gestação quase dobra a probabilidade de um bebê nascer morto ou morrer durante o parto, enquanto a dengue severa aumentaria em cinco vezes as chances de um natimorto – nome dado à morte do feto acima de 500g dentro do útero ou durante o parto.</text:p>
            <text:p/>
            <text:p>O achado, publicado na edição de setembro do periódico The Lancet, foi obtido a partir da análise dos registros de sistemas de informações brasileiros. Para chegar a tais resultados, os pesquisadores cruzaram os dados de mais de 162 mil natimortos e 1,5 milhão de nascidos vivos, sendo que, desses, 275 natimortos e 1.507 nascidos vivos tinham sido expostos a dengue. Este é o primeiro estudo realizado em larga escala a demonstrar a associação. Apenas um estudo anterior, com uma pequena amostra de um hospital, indicou a relação entre a infecção e natimorto.</text:p>
            <text:p/>
            <text:p>O artigo, intitulado Symtomatic dengue infection during pregnancy and the risk os stillbirth in Brazil, 2016-12: matched case-control study, contou com a autoria dos pesquisadores do Centro de Integração de Dados e Conhecimento para Saúde (Cidacs/Fiocruz Bahia) Enny Paixão, Mauricio Barreto, Maria Glória Teixeira e Laura Rodrigues, em parceria com pesquisadores do Instituto de Saúde Coletiva da Universidade Federal da Bahia (ISC/UFBA), Universidade de São Paulo (USP) e da London School of Hygiene &amp; Tropical Medicine, no Reino Unido.</text:p>
            <text:p/>
            <text:p>Dados</text:p>
            <text:p/>
            <text:p>O estudo foi realizado com dados obtidos entre dezembro de 2012 e janeiro de 2016 do Sistema de informação de Nascimentos (Sinasc), Sistema de Informação de Mortalidade (SIM) e Sistema Nacional de Agravos de Notificação (Sinan).</text:p>
            <text:p/>
            <text:p>A análise indicou que o risco de natimortos, entre todos os nascimentos registrados no período, foi de 11 por 100 nascidos vivos. Já quando considerado apenas a amostra das mães infectadas por dengue, a taxa de incidência foi de 15 por 1.000. Quando considerada a gravidade da doença, a dengue severa aumenta o risco de natimorto em cinco vezes, cerca de três vezes mais que a dengue comum.</text:p>
            <text:p/>
            <text:p>Os mecanismos pelos quais a dengue causaria o nascimento de natimortos é desconhecido, mas os pesquisadores apontam três hipóteses para explicar o fenômeno: os sintomas de dengue afetariam diretamente o feto; a dengue causaria mudanças na placenta; ou o próprio vírus teria um efeito direto no bebê em formação.</text:p>
            <text:p/>
            <text:p>Apesar de, desde os anos 1980, o Brasil passar por sistemáticas epidemias de dengue, a doença era considerada letal apenas quando atingia sua forma hemorrágica, que agravava o quadro do infectado podendo levar a morte. No entanto, com a epidemia de anomalias congênitas associadas à zika ocorrida em 2015, a investigação científica se voltou para os efeitos das infecções virais durante a gestação.</text:p>
            <text:p/>
            <text:p>Em 2015, cerca de 2.6 milhões de bebês foram considerados natimortos no mundo. A estimativa é que infecções virais, no geral, representam cerca de 14% de todos os óbitos fetais. Algumas infecções possuem forte evidência científica de associação com natimortos: sífilis, toxoplasmose, citomegalovírus e parvovírus B19.</text:p>
            <text:p/>
          </table:table-cell>
          <table:table-cell office:value-type="string" calcext:value-type="string">
            <text:p>não sensacionalista</text:p>
          </table:table-cell>
          <table:table-cell table:number-columns-repeated="119"/>
        </table:table-row>
        <table:table-row table:style-name="ro4">
          <table:table-cell office:value-type="string" calcext:value-type="string">
            <text:p>Para incentivar a população a buscar a vacina, o Ministério da Saúde realiza ações em estados recomendados para a vacinação</text:p>
            <text:p/>
            <text:p>Quem mora ou vai viajar para o Sul e o Sudeste do país deve estar vacinado contra a febre amarela. O reforço na recomendação do Ministério da Saúde se dá porque, atualmente, há registro de circulação do vírus nessas regiões. Apesar dos estados do Sul e Sudeste já fazerem parte da área de recomendação para a vacina, todos os estados ainda registram coberturas abaixo da meta 95%. A estimativa de pessoas não vacinadas é de cerca de 36,9 milhões no Sudeste e 13,1 milhões no Sul.</text:p>
            <text:p/>
            <text:p>Desde novembro do ano passado, a pasta vem alertando a população sobre a importância da vacina. O Ministério da Saúde promoveu ações específicas de publicidade envolvendo rádios das regiões do Sul e Sudeste. Além disso, foram divulgados cards nas redes sociais enfatizando a vacinação contra a febre amarela. Também está em desenvolvimento uma nova campanha publicitária nessas regiões.</text:p>
            <text:p/>
            <text:p>A vacina contra a febre amarela é ofertada no Calendário Nacional de Vacinação e distribuída mensalmente a todos os estados. Desde abril de 2017, o Brasil adota o esquema de dose única da vacina, conforme recomendação da Organização Mundial de Saúde, respaldada por estudos que asseguram que uma dose é suficiente para a proteção por toda a vida. Em 2018, foram enviadas 32 milhões de doses da vacina para todo o país. Em 2019, 1,1 milhão de doses já foram enviadas para atender a demanda dos estados.</text:p>
            <text:p/>
            <text:p>O público-alvo para a vacina são pessoas de nove meses a 59 anos de idade que nunca tenham se vacinado ou sem comprovante de vacinação. Atualmente, fazem parte da área de recomendação todos os estados do sudeste, sul, centro-oeste e norte, além do Maranhão, alguns municípios da Bahia, Piauí e Alagoas. Para pessoas que viajam para áreas onde a vacina é recomendada, a orientação é tomar a dose pelo menos 10 dias antes da viagem.</text:p>
            <text:p/>
            <text:p>CASOS DE FEBRE AMARELA</text:p>
            <text:p/>
            <text:p>De acordo com o último boletim epidemiológico, que apresenta o monitoramento de julho de 2018 a 7 de fevereiro deste ano, foram notificados 834 casos suspeitos de febre amarela, sendo que 679 foram descartados, 118 permanecem em investigação e 37 foram confirmados. Destes, nove foram óbitos.</text:p>
            <text:p/>
            <text:p>Os estados que apresentaram casos confirmados foram São Paulo (35) e Paraná (2). A maior parte dos casos ocorreu na região do Vale do Ribeira (litoral sul de São Paulo, próximo à divisa com o Paraná). Todos os óbitos ocorreram no estado de São Paulo, nos municípios de Caraguatatuba (1), Iporanga (2), Eldorado (3), Jacupiranga (1) e Sete Barras (1). O local provável de infecção de um dos óbitos permanece em investigação.</text:p>
            <text:p/>
          </table:table-cell>
          <table:table-cell office:value-type="string" calcext:value-type="string">
            <text:p>não sensacionalista</text:p>
          </table:table-cell>
          <table:table-cell table:number-columns-repeated="119"/>
        </table:table-row>
        <table:table-row table:style-name="ro11">
          <table:table-cell office:value-type="string" calcext:value-type="string">
            <text:p>MULHERES TENHAM CUIDADO!!!</text:p>
            <text:p>Se uma mulher está vendo seu período menstrual, por favor, não faça essas 4 coisas;</text:p>
            <text:p>Quer dizer:</text:p>
            <text:p>1. Não beba água gelada, água com gás ou coma coco durante a menstruação.</text:p>
            <text:p>2. Não aplique xampu na cabeça porque os poros da cabeça estão abertos durante a menstruação e podem causar dor de cabeça, é muito perigoso e esse efeito pode ser sentido quando você é jovem e depois quando fica mais velho.</text:p>
            <text:p>3. Não coma pepino durante a menstruação porque a seiva presente no pepino pode bloquear a menstruação (perda de sangue) na parede uterina e pode causar esterilidade.</text:p>
            <text:p>4. Também durante a menstruação,</text:p>
            <text:p>Seu corpo não deve ser atingido ou atingido por objetos duros, especialmente o abdome, pois pode causar vômitos e o útero pode ser ferido. E estas são as "ORIGENS DO CÂNCER DE ÚTERO, QUÍMICOS E ESTERILIDADE"</text:p>
            <text:p>Pesquisas mostram que beber gelo durante a menstruação pode fazer com que o sangue menstrual permaneça na parede uterina, após 5-10 anos pode causar "CÂNCER DE ÚTERO OU TUMOR".</text:p>
            <text:p>Por favor, esta informação é distribuída para muitas mulheres; mães, esposas, filhas ou namoradas. Mostre preocupação pelos outros. Ame sua mulher. Há beleza em compartilhar ... salvar uma mulher, você pode obter uma recompensa inesperada? Isso seria útil para as mulheres.</text:p>
            <text:p>Compartilhe esta mensagem com qualquer mulher que você conheça. (Se você é homem e recebe esta mensagem, por favor ajude as mulheres ao seu redor),</text:p>
            <text:p>Câncer de útero ou esterilidade não será sua parte ... Fonte: LPKI (Instituto de Extensão do Câncer da Indonésia)</text:p>
            <text:p/>
          </table:table-cell>
          <table:table-cell office:value-type="string" calcext:value-type="string">
            <text:p>sensacionalista</text:p>
          </table:table-cell>
          <table:table-cell table:number-columns-repeated="119"/>
        </table:table-row>
        <table:table-row table:style-name="ro12">
          <table:table-cell office:value-type="string" calcext:value-type="string">
            <text:p>Estudo da USP investigou relação entre o novo coronavírus e problemas como hipertensão, doença pulmonar e insuficiência renal</text:p>
            <text:p/>
            <text:p>Um gene bastante ativo nos pulmões de pessoas que sofrem de problemas crônicos como hipertensão e doença pulmonar obstrutiva pode ser a chave para entender por que estes pacientes têm maior risco de desenvolver quadros graves de covid-19. E também pode ser a chave para o desenvolvimento de medicamentos contra a doença. É o que sugere um grupo de cientistas da USP em um artigo compartilhado no repositório medRxiv em formato preprint (que ainda não foi revisado por cientistas externos).</text:p>
            <text:p/>
            <text:p>Usando técnicas de bioinformática e uma abordagem da biologia de sistemas, os pesquisadores investigaram se a expressão de um gene chamado ACE2 em células do pulmão é diferente para pacientes de doenças crônicas e para indivíduos saudáveis. Quando um gene está mais expresso, significa que ele está ativo e produzindo a proteína que codifica.</text:p>
            <text:p/>
            <text:p>Segundo Helder Nakaya, professor da Faculdade de Ciências Farmacêuticas (FCF) da USP e coordenador da pesquisa, como o Sars-CoV-2, o causador da covid-19 é um vírus novo para os cientistas, as hipóteses do estudo foram formuladas a partir do que se sabia sobre o coronavírus que causou a epidemia de Sars em 2003. Já se sabia daquela época, por exemplo, que o vírus da Sars usava a proteína codificada pelo ACE2 para infectar células humanas. No começo de março, uma equipe alemã demonstrou, em um trabalho publicado na revista Cell, que o Sars-CoV-2 infecta as células do pulmão seguindo o mesmo caminho de seu parente mais velho.</text:p>
            <text:p/>
            <text:p>Nakaya lembra que, durante a epidemia de Sars, os cientistas aprenderam muito sobre o coronavírus, mas as pesquisas sobre o tema ficaram mais escassas com o passar dos anos. “Olhando em retrospecto, isso é uma falha. Deveríamos ter continuado pesquisando a Sars, porque já se sabia que uma hora ou outra haveria uma epidemia de novo”, avalia o professor.</text:p>
            <text:p>Mineração de dados e comparações</text:p>
            <text:p/>
            <text:p>Para comparar a expressão de ACE2 em pacientes com doenças crônicas e os indivíduos do grupo controle, os pesquisadores da USP trabalharam com dados públicos da plataforma Medline. Eles levantaram mais de 8 mil artigos científicos indexados na plataforma que abordavam as doenças de interesse para o estudo, incluindo hipertensão, diabete, doenças cardiovasculares, doenças pulmonares, insuficiência renal crônica, câncer de pulmão e até tabagismo. Na sequência, mineraram os textos do levantamento inicial para filtrar apenas aqueles que tratavam dos genes relacionados a cada doença – entre eles, estava o ACE2.</text:p>
            <text:p/>
            <text:p>A partir dos dados desses artigos, os pesquisadores puderam analisar mais de 700 transcritomas de amostras pulmonares de pacientes com comorbidades associadas à covid-19. Transcritoma é um conjunto de moléculas de RNA. Por serem transcrições de pedaços do DNA, essas moléculas permitem aos cientistas identificar os genes que estão ativos em uma determinada célula. A quantidade de moléculas de RNA idênticas também é relevante, porque permite que os pesquisadores determinem quais genes estão mais ou menos expressos – ou seja, produzindo mais ou menos proteína.</text:p>
            <text:p/>
            <text:p>O grupo liderado pelo professor da FCF descobriu que o gene ACE2 estava altamente ativo em pacientes com essas doenças, quando comparados ao grupo controle. A única doença crônica que ficou de fora foi a diabete tipo 2, pois não havia na base usada pelos pesquisadores dados para fazer a comparação.</text:p>
            <text:p/>
            <text:p>Agora, a hipótese é que, quanto mais ativo estiver o ACE2 nas células dos pulmões, maior a chance de uma pessoa desenvolver um quadro severo de covid-19. Para provar a associação, no entanto, ainda faltam experimentos de laboratório, já que o estudo foi feito em computadores. Nakaya conta que foi uma primeira experiência de trabalho totalmente não presencial, da qual participaram vários pesquisadores. “Todo mundo conectado, coordenado on-line e usando dados públicos para criar hipóteses e usar as ferramentas e conjuntos de dados certos”, conta o professor.</text:p>
            <text:p/>
            <text:p>Além da associação entre o gene ACE2 e as comorbidades para a covid-19, os pesquisadores também encontraram outros genes que podem ter papel importante na infecção pelo novo coronavírus e são potenciais alvos para o desenvolvimento de medicamentos. “A gente também foi procurar saber quais eram os genes associados ao ACE2, que regulam o ACE2”, diz Nakaya. Um deles, o RAB1A, é conhecido por seu papel em infecções por outros vírus. Entre os demais genes, alguns ainda estão envolvidos em processos epigenéticos.</text:p>
            <text:p/>
            <text:p>Os resultados do estudo trazem desdobramentos. De acordo com o coordenador, o grupo já está investigando a relação da covid-19 com outros tecidos do corpo humano e outras doenças. “Estamos analisando amostras de mucosa nasal de crianças, adultos e idosos para ver se os níveis do gene aumentam com a idade”, contou Nakaya ao Jornal da USP. “Vamos olhar para outros genes também. Estou apostando no RAB1A, que pode ser interessante porque existe evidência para outros vírus”, completa ele.</text:p>
            <text:p/>
          </table:table-cell>
          <table:table-cell office:value-type="string" calcext:value-type="string">
            <text:p>não sensacionalista</text:p>
          </table:table-cell>
          <table:table-cell table:number-columns-repeated="119"/>
        </table:table-row>
        <table:table-row table:style-name="ro12">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não sensacionalista</text:p>
          </table:table-cell>
          <table:table-cell table:number-columns-repeated="119"/>
        </table:table-row>
        <table:table-row table:style-name="ro3">
          <table:table-cell office:value-type="string" calcext:value-type="string">
            <text:p>Um amigo que trabalha na alfândega disse que chegou uma remessa de arroz e que os padrões de saúde não foram respeitados, porque traz um vírus que só é visto no Paquistão. O arroz vem daí e os árabes pagam e subornam, para que os produtos não sejam retirados e já os distribuíram. O arroz chama-se "Dana" e o pacote é azul e diz "feito no Paquistão". Por favor, NÃO O COMPRE. Est.á muito contaminado . Partilhe esta informação com FAMÍLIA, AMIGOS E CONHECIDOS. FAÇA CHEGAR ESTA INFORMAÇÃO A TODOS.</text:p>
            <text:p/>
          </table:table-cell>
          <table:table-cell office:value-type="string" calcext:value-type="string">
            <text:p>sensacionalista</text:p>
          </table:table-cell>
          <table:table-cell table:number-columns-repeated="119"/>
        </table:table-row>
        <table:table-row table:style-name="ro13">
          <table:table-cell office:value-type="string" calcext:value-type="string">
            <text:p>LIMÃO NO COPO – avise ao maior número de pessoas (NÃO DELETE) MICHELLE MARTINS CARVALHO MUNIZ – Fisioterapeuta Dermato Funcional Venho, através desta, informar um desastre ocorrido, infelizmente, em minha família.</text:p>
            <text:p>Viajei com meu irmão na passagem do ano para a famosa praia de CAMBORIÚ-SC. No sábado (03/01/16) fomos nos divertir em uma casa noturna chamada IBIZA onde havia muita gente bonita, ambiente aconchegante. Foi uma noite superdivertida.</text:p>
            <text:p>No domingo de manhã meu irmão acordou com fortes dores no estômago, febre alta e espasmos musculares.</text:p>
            <text:p>De imediato levamos ao HOSPITAL SANTA INÊS em Balneário Camboriú. Muitos exames e 4 dias de internamento depois, de início, eu suspeitava que os médicos soubessem o que ele tinha, mas não queriam contar.</text:p>
            <text:p>Falavam que, possivelmente, fosse uma Salmonella, mas eu descartei a possibilidade já que nossa alimentação havia sido somente em casa. No dia 08/01/16 meu irmão infelizmente veio a falecer e, como os médicos ainda não haviam nos passado o diagnóstico, contactei meu advogado que entrou em contato com o Hospital.</text:p>
            <text:p>Tivemos uma reunião diretamente com o Diretor do Hospital. Para nossa surpresa o caso era o seguinte: as casas noturnas servem cervejas LONG NECK, e muitas pessoas pedem para que seja colocada uma FATIA DE LIMÃO para um ‘toque especial’ (e porque não dizer mortal).</text:p>
            <text:p>Decidi fazer umas pesquisas por conta própria, já que tenho um amigo próximo, pesquisador da escola de biologia Universidade Federal de Santa Catarina. Desta forma, pude descobrir que, apesar de tudo estar sendo abafado pelos fabricantes de cerveja, o problema, está nos limões fatiados que não são utilizados prontamente, e muitas vezes eles são fatiados antes mesmo dos bares e restaurantes abrirem, durante a tarde. Ácido cítrico do limão ‘velho’ em ação com os conservantes estabilizantes excessivos presentes na cerveja são um paraíso para micro organismos já existentes naturalmente nas cervejas (Sacarovictus Coccus Cevabacillus ativus) se tornando um veneno letal tipo draft.</text:p>
            <text:p>O resultado é a produção de uma toxina altamente nociva ao nosso organismo.. A sugestão para quem talvez não acredite nesta mensagem seria pedir que o garçom fatie o limão NA HORA E NA SUA FRENTE, isso minimiza e muito risco de qualquer tipo de infecção... Peço humildemente que divulguem este e-mail, nada trará meu irmão novamente, mas muitas vidas poderão ser poupadas. Nessa até refrigerante com a famosa fatia de limão, ou a cuba libre. PROTEJAM-SE E PROTEJAM OUTRAS VIDAS!!!!!!!!! LIMÃO NO COPO – avisem os filhos, amigos, irmãos, enfim todos Não guardem o limão depois de cortado, nem na geladeira ..</text:p>
            <text:p/>
          </table:table-cell>
          <table:table-cell office:value-type="string" calcext:value-type="string">
            <text:p>sensacionalista</text:p>
          </table:table-cell>
          <table:table-cell table:number-columns-repeated="119"/>
        </table:table-row>
        <table:table-row table:style-name="ro5">
          <table:table-cell office:value-type="string" calcext:value-type="string">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ext:p/>
          </table:table-cell>
          <table:table-cell office:value-type="string" calcext:value-type="string">
            <text:p>não sensacionalista</text:p>
          </table:table-cell>
          <table:table-cell table:number-columns-repeated="119"/>
        </table:table-row>
        <table:table-row table:style-name="ro9">
          <table:table-cell office:value-type="string" calcext:value-type="string">
            <text:p>A República Democrática do Congo enfrenta um novo surto de ebola, informou a OMS (Organização Mundial da Saúde) nesta segunda-feira (1). Foram detectados seis casos de infecção pelo vírus, em Mbandaka, na província de Équateur, no oeste do país. Dos infectados, três tiveram diagnóstico confirmado, outros três são casos suspeitos. Quatro pessoas morreram.</text:p>
            <text:p/>
            <text:p>O país ainda passa por outro surto da doença en três províncias, mas este já está em fase final. Além disso, o continente africano também tem casos de covid-19. A República Democrática do Congo tem oficialmente 3.195 casos e 72 pessoas mortas.</text:p>
            <text:p/>
            <text:p>O novo surto de ebola no país não tem nenhuma relação com a pandemia de covid-19, de acordo com o infectologista Jean Gorinchteyn, do Instituto de Infectologia Emílio Ribas, em São Paulo.</text:p>
            <text:p/>
            <text:p>Entretanto, a doença causada pelo vírus ebola tem uma letalidade que varia entre 25% e 90%, proporção muito maior que a da covid-19, que fica em torno de 4%.</text:p>
            <text:p/>
            <text:p>"As pessoas com ebola ficam muito debilitadas e permancem em casa, o período de incubação [tempo decorrido entre o exposição ao vírus e o aparecimento de sintomas] é muito rápido. O vírus está lá, mas você consegue identificar, não existe caso assintomático", descreve o infectologista.</text:p>
            <text:p>Ebola não é transmitido sem sintomas</text:p>
            <text:p/>
            <text:p>O ebola não é transmitido antes da manifestação dos sintomas, que incluem febre alta, dores pelo corpo, fraqueza, diarreia e sangramentos, com quadro de hemorragia pelo nariz e insuficiência de órgãos.</text:p>
            <text:p/>
            <text:p>O vírus ebola atinge todos os órgãos, principalmente figado e rim. Já o coronavírus, por ser respiratório, tem como alvo os pulmões. Ele pode se espalhar para outros órgãos e causar falência múltipla, mas isso é raro. Como se sabe, 80% dos casos são leves e muitos não têm sintomas.</text:p>
            <text:p/>
            <text:p>"No caso da covid-19, existem pessoas que foram infectadas pelo coronavírus, mas não tiveram sintomas da doença e podem contagiar outras pessoas mesmo assim", compara Gorinchteyn.</text:p>
            <text:p/>
            <text:p>Além disso, o novo coronavírus pode ser transmitido por meio de aerossóis, pequenas partículas líquidas contaminadas que ficam suspensas no ar, algo que não acontece com o ebola. Esses fatores tornam a disseminação do coronavírus "muito mais intensa", pondera.</text:p>
            <text:p/>
            <text:p>"Quem corre mais risco [de contágio por ebola] são as pessoas que vão entrar em contato com doentes, como os cuidadores", afirma o especialista.</text:p>
            <text:p/>
            <text:p>Isso acorre porque a transmissão se dá pelo contato com sangue e secreções corporais (saliva, lágrima, urina, fezes, sêmen) de animais e pessoas infectadas ou pelo toque em superfícies contaminadas.</text:p>
            <text:p>Animais silvestres são vetores</text:p>
            <text:p/>
            <text:p>A forma de contágio é justamente o que faz com que a doença fique restrita a determinados territórios e se manifeste principalmente na África. "Isso acontece em aldeias dentro da selva, porque os vetores estão lá, então acaba dificultando a disseminação rápida, como aconteceu com o coronavírus", compara Gorinchteyn.</text:p>
            <text:p/>
            <text:p>Na África, é provável que os surtos comecem quando pessoas têm contato ou manuseiam a carne crua de chimpanzés, gorilas infectados, morcegos, macacos e porcos-espinhos encontrados doentes ou mortos ou na floresta, segundo o Ministério da Saúde.</text:p>
            <text:p/>
            <text:p>O morcego também é considerado um dos possíveis hospedeiros naturais do novo coronavírus. Nesse caso, o hospedeiro intermediário - responsável por passar o vírus para humanos - seria o pangolim, mamífero que está em extinção.</text:p>
            <text:p/>
            <text:p>As duas doenças não têm tratamento e podem ser diagnosticadas por meio de testes sorológicos.</text:p>
            <text:p/>
          </table:table-cell>
          <table:table-cell office:value-type="string" calcext:value-type="string">
            <text:p>não sensacionalista</text:p>
          </table:table-cell>
          <table:table-cell table:number-columns-repeated="119"/>
        </table:table-row>
        <table:table-row table:style-name="ro4">
          <table:table-cell office:value-type="string" calcext:value-type="string">
            <text:p>Pesquisa da OMS mostra impacto do coronavírus no trato de doenças crônicas não transmissíveis</text:p>
            <text:p/>
            <text:p>A pandemia do novo coronavírus está causando graves danos à prevenção e ao tratamento de doenças crônicas não transmissíveis (DCNTs). A constatação é de uma pesquisa divulgada nesta segunda-feira, 1.º, pela Organização Mundial da Saúde (OMS), a partir de informações coletadas em 155 países, durante três semanas de maio. A entidade alertou que o impacto é global, mas os países de baixa renda são os mais afetados.</text:p>
            <text:p/>
            <text:p>Cerca de metade dos países investigados interromperam parcial ou integralmente o tratamento da hipertensão (53%) e da diabetes (49%). O índice registrado foi de 42% em relação ao câncer, e de 31% em emergências cardiovasculares. O choque foi ainda maior nos serviços de reabilitação, que registraram paralisação em 63% dos países.</text:p>
            <text:p/>
            <text:p>A situação é de "significativa preocupação", afirma a OMS, porque doentes crônicos estão no grupo de risco da covid-19, com maiores chances de complicações e de morte em caso de infecção.</text:p>
            <text:p/>
            <text:p>"Os resultados dessa pesquisa confirmam o que estamos ouvindo dos países há várias semanas. Muitas pessoas que precisam de tratamento para doenças como câncer e diabetes não têm recebido, desde o início da pandemia, os serviços de saúde e medicamentos necessários. É vital que esses países encontrem formas inovadoras de garantir a continuidade desses serviços essenciais, mesmo durante o combate à covid-19", alertou o diretor-geral da entidade, Tedros Adhanom Ghebreyesus.</text:p>
            <text:p/>
            <text:p>As doenças crônicas são responsáveis por cerca de 41 milhões de mortes por ano, número equivalente a 71% dos óbitos ao redor do mundo. Uma das alternativas encontradas em meio à pandemia é a telemedicina, utilizada por 58% dos países para substituir as consultas tradicionais.</text:p>
            <text:p/>
            <text:p>Os principais motivos para a queda brusca no tratamento das enfermidades não transmissíveis são o cancelamento de sessões planejadas, a diminuição do transporte público disponível e a falta de profissionais — 94% dos países remanejaram funcionários que atuam na área das DCNTs para ações de combate à covid-19.</text:p>
            <text:p/>
            <text:p>Entre os países que reportaram interrupções, um quinto (20%) estabeleceu a escassez de medicamentos, diagnósticos e outras tecnologias como uma das principais razões para a paralisação dos serviços.</text:p>
            <text:p/>
          </table:table-cell>
          <table:table-cell office:value-type="string" calcext:value-type="string">
            <text:p>não sensacionalista</text:p>
          </table:table-cell>
          <table:table-cell table:number-columns-repeated="119"/>
        </table:table-row>
        <table:table-row table:style-name="ro14">
          <table:table-cell office:value-type="string" calcext:value-type="string">
            <text:p>Células infectadas serão utilizadas por cientistas da USP para testar medicamentos contra a covid-19 e outras doenças</text:p>
            <text:p/>
            <text:p>Os cientistas da Plataforma de Triagem Fenotípica, do Instituto de Ciências Biomédicas (ICB) da USP, em colaboração com pesquisadores do Instituto de Biociências (IB) da USP, verificaram que o novo coronavírus (SARS-CoV-2) é capaz de infectar cardiomiócitos (células que compõem o músculo do coração). Desde o final de março, o grupo já estava testando fármacos em células Vero infectadas com o vírus. Essas células são originárias de rins de macaco e são muito comuns nesse tipo de estudo. Agora, os pesquisadores estão adaptando a plataforma para fazer os testes nas células do coração.</text:p>
            <text:p/>
            <text:p>Segundo Lúcio Freitas Junior, coordenador do laboratório, um dos grandes desafios da triagem fenotípica para descobrimento de fármacos é conseguir testar os medicamentos em células humanas normais. A dificuldade de se obter modelos celulares humanos para estudos in vitro limita as pesquisas que buscam analisar a interação do vírus com as células. Como o comportamento do vírus pode variar em diferentes tipos celulares e organismos, o ideal é utilizar células humanas que sejam relevantes para o estudo de patógenos que causam doenças em humanos, como o SARS-CoV-2.</text:p>
            <text:p/>
            <text:p>“O processo de obtenção e diferenciação das células humanas primárias é mais trabalhoso e custoso do que a utilização de linhagens imortalizadas – normalmente derivadas de tumores, no caso de células humanas. O SARS-CoV-2 parece infectar pouco as células de linhagens imortalizadas humanas em comparação com as células Vero de macaco”, explica o pesquisador.</text:p>
            <text:p/>
            <text:p>Os cardiomiócitos utilizados nos testes foram obtidos com pesquisadores do LaNCE – Laboratório Nacional de Células-Tronco Embrionárias do Instituto de Biociências (IB) da USP, sob coordenação da professora Lygia da Veiga Pereira, que produzem modelos celulares mais próximos às condições fisiológicas do ser humano. “Eles utilizam linhagens de células-tronco pluripotentes humanas derivadas de doadores adultos. Essas células são tratadas com diferentes fatores para se especializarem em diferentes tipos celulares, como os cardiomiócitos.” Juntos, os grupos pretendem usar esses modelos para identificar fármacos para diversas doenças, começando pela covid-19.</text:p>
            <text:p/>
            <text:p>Vantagens</text:p>
            <text:p/>
            <text:p>O uso de células humanas primárias para testar a eficácia de medicamentos contra o coronavírus pode otimizar a pesquisa e diminuir a espera para ensaios em humanos. Além disso, é possível estudar a interação do patógeno com diferentes tipos celulares e avaliar se a atividade de fármacos candidatos é a mesma em diferentes células. O laboratório está padronizando os ensaios e os experimentos iniciais ocorrerão nas próximas semanas. “Já estamos identificando alguns fármacos ativos que ainda não foram reportados. Esperamos reportar os dados em breve para a comunidade acadêmica”, afirma o pesquisador Lucio Freitas.</text:p>
            <text:p/>
            <text:p>Uma vez identificados os medicamentos com potencial para combater o coronavírus, os resultados serão avaliados com especialistas clínicos para estudos preliminares em humanos. No entanto, ainda não é possível estimar quanto tempo levará até essa próxima etapa.</text:p>
            <text:p/>
            <text:p>Outras aplicações</text:p>
            <text:p/>
            <text:p>Os cardiomiócitos também estão sendo usados para estudar o Trypanosoma cruzi, agente causador da doença de Chagas, com o desenvolvimento de ensaios in vitro translacionais para a descoberta de novos fármacos. O estudo é feito em parceria com o DNDi (Iniciativa Medicamentos para Doenças Negligenciadas, em português). Segundo Jadel Müller Kratz, gerente de P&amp;D da DNDi América Latina, ainda existe uma lacuna importante na ciência translacional da doença de Chagas.</text:p>
            <text:p/>
            <text:p>“O desenvolvimento de ensaios in vitro e in vivo inovadores é crucial. Os programas de descoberta de medicamentos para a doença de Chagas se beneficiariam muito de ensaios com células humanas que tivessem um poder preditivo maior e aumentassem as chances de sucesso na transição da pesquisa pré-clínica para pesquisa clínica [em humanos]. Nesse momento, não é possível garantir que o uso de cardiomiócitos humanos vai trazer este impacto positivo, mas avaliar esta possibilidade é o nosso objetivo nessa parceria.”</text:p>
            <text:p/>
            <text:p>A Plataforma de Triagem Fenotípica do ICB também tem trabalhado com o grupo do professor Marcos Buckeridge, do IB, para avaliar os efeitos de partículas de poluição encontradas na atmosfera de São Paulo nas infecções celulares por coronavírus. Com a chegada do inverno, a qualidade do ar de São Paulo e de diversas outras grandes cidades brasileiras tende a piorar, com o aumento da concentração de poluentes. O grupo busca entender qual é o impacto desses poluentes na infecção pelo SARS-CoV-2.</text:p>
            <text:p/>
          </table:table-cell>
          <table:table-cell office:value-type="string" calcext:value-type="string">
            <text:p>não sensacionalista</text:p>
          </table:table-cell>
          <table:table-cell table:number-columns-repeated="119"/>
        </table:table-row>
        <table:table-row table:style-name="ro15">
          <table:table-cell office:value-type="string" calcext:value-type="string">
            <text:p>Exame para diagnóstico e medicamento para estabilizar evolução da doença oftalmológica passam a ter cobertura pelo Sistema Único de Saúde. A degeneração macular é progressiva, levando à perda da visão</text:p>
            <text:p/>
            <text:p>O Ministério da Saúde ampliou o rol de procedimentos ofertados no Sistema Único de Saúde (SUS) para pessoas com diagnóstico de Degeneração Macular Relacionada à Idade (DMRI) com a oferta do medicamento antigiogênico e o exame de tomografia de coerência óptica. As duas incorporações  são importantes, tanto para detectar precocemente a doença quanto para tratar os casos já confirmados, estabilizando a evolução da doença. A Degeneração Macular é uma doença que ocorre na parte central da retina (mácula), área do olho responsável pela formação da imagem, e que leva a perda progressiva da visão central.</text:p>
            <text:p/>
            <text:p>Para diagnóstico e tratamento da degeneração macular, o SUS já ofertava o exame de mapeamento de retina, que auxilia na identificação da DMRI. O paciente também conta com o procedimento de fotocoagulação à laser.</text:p>
            <text:p/>
            <text:p>Os dois novos procedimentos são para atender pacientes a partir dos 60 anos e deverão ser realizados conforme Protocolo Clínico e Diretrizes Terapêuticas da Degeneração Macular Relacionada à Idade (DMRI) do Ministério da Saúde. O medicamento antigiogênico para tratamento de Degeneração Macular é injetável e pode ser feito em um ou nos dois olhos, com intervalo mínimo de 15 dias entre um olho e outro. Já a tomografia de coerência óptica é um exame oftalmológico não invasivo para diagnóstico da doença nos dois olhos. O exame visa detectar sinais microscópicos de alterações precoces da retina.</text:p>
            <text:p/>
            <text:p>A incorporação dos procedimentos na tabela SUS passou a vigorar a partir de dezembro de 2018, com a publicação da portaria 4.225 no Diário Oficial da União (DOU). Por um período de seis meses, os recursos destinados ao custeio desses novos procedimentos serão disponibilizados pelo Ministério da Saúde aos estados por meio do Fundo de Ações Estratégicas e Compensação (FAEC), ou seja, serão recursos extrateto. O objetivo é  formar série histórica de atendimento, para posterior incorporação desse custeio ao Teto de Média e Alta Complexidade dos estados.</text:p>
            <text:p/>
            <text:p>A Degeneração Macular Relacionada à Idade é uma doença degenerativa e progressiva que acomete a área central da retina (mácula), na qual as imagens são formadas, levando invariavelmente à perda da visão central. O principal fator de risco para a DMRI é o aumento da idade. Pode ser classificada como seca, responsável pela maior parte dos casos (85%-90%), ou úmida (10%-15%).</text:p>
            <text:p>PROTOCOLO CLÍNICO PARA DEGENERAÇÃO MACULAR</text:p>
            <text:p/>
            <text:p>O novo Protocolo Clínico e Diretrizes Terapêuticas (PCDT) da DMRI foi publicado em novembro de 2018 e traz critérios de diagnóstico, tratamento, mecanismos de regulação, controle e avaliação. O protocolo é de caráter nacional e também deve ser utilizado pelas secretarias estaduais de saúde na regulação do acesso assistencial.</text:p>
            <text:p/>
            <text:p>Ainda no âmbito do atendimento oftalmológico, o SUS oferece tratamentos para cirurgias para correção de catarata, que aumentou 6,7%, passando de 452 mil em 2016 para 483 mil em 2017. O investimento para realização desses procedimentos também cresceu, ultrapassando o valor de R$ 325,8 milhões em 2017, 14,2% a mais que o total registrado em 2016. Em 2018, foram realizadas aproximadamente (até  outubro de 2018) 386 mil cirurgias de correção de catarata, com o valor de R$ 309,5 milhões de reais.</text:p>
            <text:p/>
            <text:p>O investimento da pasta em toda a assistência oftalmológica para glaucoma, catarata e outras doenças oftalmológicas foi de R$ 836 milhões, em 2017. Em 2018, foram realizados aproximadamente (até outubro de 2018) 26,2 milhões de consultas, exames e tratamentos correspondentes aos atendimentos oftalmológicos, com valor gasto de aproximadamente R$ 790,7 milhões de reais.</text:p>
            <text:p/>
            <text:p>O Ministério da Saúde também incorporou em 2017, o procedimento de crosslinking corneano para paralisar a progressão de casos de ceratocone, doença que pode levar a cegueira. A técnica, rápida e pouco invasiva, consiste na aplicação de radiação ultravioleta na superfície da córnea, além de tratamento com colírio. O procedimento pode ser ofertado pelos serviços credenciados junto ao SUS, que atendem na especialidade de oftalmologia.</text:p>
            <text:p/>
          </table:table-cell>
          <table:table-cell office:value-type="string" calcext:value-type="string">
            <text:p>não sensacionalista</text:p>
          </table:table-cell>
          <table:table-cell table:number-columns-repeated="119"/>
        </table:table-row>
        <table:table-row table:style-name="ro4">
          <table:table-cell office:value-type="string" calcext:value-type="string">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A presença de membros da diretoria e departamentos ligados à docência, saúde pública e pesquisa, acredita Hermelinda, fará com que as ações sejam conduzidas nesse sentido.  "Pretendemos dar continuidade aos projetos implantados e aperfeiçoar aqueles que requeiram ajustes, reforçar a integração entre os Departamentos da SBD e os ativos de comunicação da sociedade, visando estender conhecimento às áreas mais desfavorecidas do nosso país.  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ext:p/>
          </table:table-cell>
          <table:table-cell office:value-type="string" calcext:value-type="string">
            <text:p>não sensacionalista</text:p>
          </table:table-cell>
          <table:table-cell table:number-columns-repeated="119"/>
        </table:table-row>
        <table:table-row table:style-name="ro16">
          <table:table-cell office:value-type="string" calcext:value-type="string">
            <text:p>Ao invés de um único gene causar a morte das células doentes, nova técnica usa vírus modificado em laboratório com dois genes supressores de tumor, aumentando eficácia do tratamento</text:p>
            <text:p/>
            <text:p>Apesar de ainda soar algo espantoso, utilizar vírus modificados como vetores em terapia genética não chega a ser uma novidade na ciência. Mas as técnicas vêm sendo aprimoradas. Uma nova estratégia nesta linha, aplicada para destruir tumores de pulmão, foi testada com sucesso em pesquisa do Instituto de Ciências Biomédicas (ICB) da USP. Ao contrário do método convencional, onde o chamado vetor de transferência gênica – geralmente um vírus modificado em laboratório – introduz apenas um gene terapêutico na célula doente, a técnica desenvolvida no ICB usa um único vírus para transferir ao mesmo tempo dois genes supressores de tumor. Ao chegarem ao núcleo das células tumorais, esses genes causam a morte celular. Em experimentos com animais, o novo método reduziu os tumores cancerígenos em até 80% e os pesquisadores preparam-se para iniciar os testes em seres humanos. A descoberta é relatada em artigo da revista Gene Therapy, editada pelo grupo Nature.</text:p>
            <text:p/>
            <text:p>O que a terapia gênica faz é utilizar esses vírus – neste caso, um adenovírus modificado, que não causa doenças – para levar até o núcleo das células cancerígenas um gene que impeça o crescimento e destrua os tumores. “As células tumorais não querem envelhecer e nem morrer, por isso continuam a se dividir indefinidamente”, conta a professora Eugenia Constanzi Strauss, coordenadora da pesquisa. “Em praticamente todos os tumores cancerígenos, essa divisão é causada por problemas no controle do ciclo de vida das células (proliferação, envelhecimento e morte), motivados por mutações em dois alvos comuns, os genes p53 e CDKN2A.”</text:p>
            <text:p/>
            <text:p>Quando o p53 está intacto, ele identifica situações de estresse nas células, como a presença de mutações que podem levar à proliferação exagerada e ao câncer. “Esse gene aciona proteínas que contornam essa situação e, caso elas não funcionem, induz à morte das células”, diz Eugênia. “O CDKN2A é um gene ligado ao envelhecimento das células, porque ele bloqueia definitivamente o processo de divisão”.</text:p>
            <text:p/>
            <text:p>Segundo a professora, como o câncer é uma doença que envolve vários genes, faz sentido a ideia de tentar remediar várias mutações de uma só vez. “Assim, a pesquisa desenvolveu um vetor bicistrônico, que recebe esse nome por ser capaz de transferir simultaneamente os p53 e o CDKN2A para as células tumorais”, explica. “O novo vetor, um adenovírus, foi usado em experimentos com células de tumores do pulmão, um tipo de câncer de grande interesse epidemiológico, devido a sua alta frequência na população, independente do sexo.”</text:p>
            <text:p/>
            <text:p>Destruindo tumores</text:p>
            <text:p/>
            <text:p>Inicialmente, o vetor foi testado in vitro (em experimentos de bancada), em linhagens de células de tumores de pulmão humano cultivadas em laboratório, nas quais o gene pP53 e CDKN2A sofreram mutações. “Os resultados foram excelentes. O vírus com os dois genes é melhor que as versões com apenas um gene”, ressalta Eugênia. “Os genes induzem à morte maciça das células tumorais, e a atuação conjunta do p53 e do CDKN2A estabelece novamente a barreira contra a divisão celular anormal.” Os testes in vivo (com modelos animais) foram feitos em camundongos no quais foram implantadas células tumorais, obtendo-se uma redução de até 80% do tamanho dos tumores em um período de 30 a 45 dias após a introdução do vírus modificado.</text:p>
            <text:p/>
            <text:p>“Novos experimentos vão combinar a terapia genética com o uso de medicamentos quimioterápicos, que poderão tornar a quimioterapia mais branda com a redução da dose e, em consequência, dos efeitos adversos”, destaca a professora. “O vetor também vai ser usado em células de tumores do sistema nervoso central, os glioblastomas, um tipo de tumor com poucas opções de tratamento.”</text:p>
            <text:p/>
            <text:p>O próximo passo da pesquisa é a produção dos vetores em um laboratório piloto, seguindo as normas da Anvisa, adotadas pela indústria farmacêutica. “Até agora, o que se tem é o protótipo de um produto para terapia gênica. Para que ele chegue aos hospitais, é preciso fazer várias etapas de ensaios pré-clínicos em seres humanos, a primeira delas para verificar a toxicidade”, relata Eugênia. “Esses testes exigem a que os vetores sejam produzidos com qualidade para uso clínico, seguindo um processo conhecido como Boas Práticas de Produção (GMP, na sigla em inglês). Após o sucesso dos protocolos clínicos experimentais,a tecnologia pode ser transferida para as indústrias.”</text:p>
            <text:p/>
            <text:p>A professora ressalta que a Anvisa publicou em 20 de fevereiro uma resolução que regulamenta os produtos para terapias avançadas, inclusive a terapia genética. “Em todo o mundo, estima-se que haja 20 produtos de terapia gênica licenciados, número que pode chegar a 300 em dez anos. O custo dos vetores ainda é altíssimo, e com a resolução, as empresas podem licenciar, produzir e vender no Brasil”, afirma. “Esse processo pode levar alguns anos e o trabalho da universidade é desenvolver a tecnologia e realizar estudos de prova de princípio a partir do zero, mapeando toda a rota, do laboratório ao leito do paciente, e também formar recursos humanos que permitam a transferência do conhecimento à indústria, capacitando-a para realizar a produção.”</text:p>
            <text:p/>
          </table:table-cell>
          <table:table-cell office:value-type="string" calcext:value-type="string">
            <text:p>não sensacionalista</text:p>
          </table:table-cell>
          <table:table-cell table:number-columns-repeated="119"/>
        </table:table-row>
        <table:table-row table:style-name="ro17">
          <table:table-cell office:value-type="string" calcext:value-type="string">
            <text:p>ALERTA SOBRE O CORONAVÍRUS</text:p>
            <text:p/>
            <text:p>Meu médico Patrick Martin acabou de me enviar o seguinte:</text:p>
            <text:p>Para ler muito interessante:</text:p>
            <text:p>NÃO PARAMOS O VÍRUS COM PÂNICO, MAS POR INTELIGÊNCIA!</text:p>
            <text:p/>
            <text:p>Acabei de fazer a tradução do texto em italiano recebido. Estou enviando gradualmente para todos os meus amigos que falam francês, por isso não hesite em transferi-lo o máximo possível. Essa informação vem de médicos atualmente na linha de frente do combate ao vírus, que podem ajudar um grande número de pessoas. COPIAR, IMPRIMIR, PASSAR!</text:p>
            <text:p>Amanda Castello.</text:p>
            <text:p/>
            <text:p>"Não paramos o vírus com pânico, mas com inteligência.</text:p>
            <text:p>Aqui estão novas informações de um pesquisador de Shenzhen transferido para Wuhan para trabalhar com a força-tarefa da epidemia de Coronavírus.</text:p>
            <text:p/>
            <text:p>As informações a seguir são claras, simples e acessíveis a todos, descrevendo exatamente o que é o vírus, como é transmitido de pessoa para pessoa e como pode ser neutralizado na vida cotidiana.</text:p>
            <text:p/>
            <text:p>A infecção por coronavírus não se apresenta como o resfriado habitual, com corrimento nasal ou tosse com cátaros e escarro, mas, pelo contrário, com tosse seca. Este é o primeiro sinal para identificar corretamente.</text:p>
            <text:p/>
            <text:p>Importante saber: o vírus não resiste ao calor e morre se for exposto a temperaturas de 26 a 27 °. Portanto, é muito importante consumir durante o dia todas as bebidas quentes possíveis, como chá, chá de ervas, caldo, sopas ou simplesmente água quente. O líquido quente neutraliza o vírus e não é difícil absorvê-lo.</text:p>
            <text:p/>
            <text:p>Importante: Evite beber água gelada ou sugar gelo ou neve para aqueles que estão nas montanhas, principalmente crianças.</text:p>
            <text:p/>
            <text:p>Para quem pode, é importante expor-se o máximo possível ao sol, de acordo com as condições climáticas atuais.</text:p>
            <text:p/>
            <text:p>Número 1. O Coronavírus é bastante grande, tem um diâmetro de cerca de 400 a 500 nm. Isso significa que qualquer tipo de máscara pode pará-lo. Na vida normal, portanto, não é necessário ter máscaras especiais.</text:p>
            <text:p/>
            <text:p>A situação é diferente se você é médico ou pessoal de saúde e precisa ser exposto a fortes descargas do vírus e, nesse caso, é essencial o uso de máscaras especiais.</text:p>
            <text:p/>
            <text:p>Se alguém que já foi infectado espirrar na sua frente e a 3 m de distância, ele jogará o vírus no chão e, portanto, impedirá que ele chegue até você. Esta é a razão pela qual uma distância segura é importante entre as pessoas.</text:p>
            <text:p/>
            <text:p>Número 2. Quando o vírus é encontrado em superfícies metálicas, ele sobrevive por cerca de 12 horas! Portanto, é extremamente importante quando você toca em superfícies metálicas, como maçanetas, portas, eletrodomésticos, puxadores em bondes, etc. lave bem as mãos e desinfete-se cuidadosamente.</text:p>
            <text:p/>
            <text:p>Número 3: o vírus pode viver escondido em roupas e tecidos por cerca de 6 a 12 horas. Detergentes normais podem destruí-lo. Para roupas que não podem ser lavadas todos os dias, se você pode expô-las ao sol ou a uma fonte de grande calor que mata o vírus.</text:p>
            <text:p/>
            <text:p>Como o vírus se manifesta:</text:p>
            <text:p/>
            <text:p>1. O vírus primeiro se instala na garganta, causando inflamação e sensação de garganta seca: esse sintoma pode durar de 3 a 4 dias.</text:p>
            <text:p/>
            <text:p>2. O vírus viaja usando a umidade presente nas vias aéreas, desce pela traquéia e se instala nos pulmões, causando polmonite. Essa passagem durou aproximadamente 5 a 6 dias.</text:p>
            <text:p/>
            <text:p>3. A polmonite se manifesta com febre alta e dificuldade em respirar, e não é nada como um resfriado comum. Você pode até sentir que está se afogando devido à dificuldade em respirar. Nesse caso, é essencial ligar imediatamente para um serviço de atendimento de emergência.</text:p>
            <text:p/>
            <text:p>Como evitar o vírus:</text:p>
            <text:p/>
            <text:p>1. A transmissão do vírus ocorre na maioria dos casos por contato direto, tocando em tecidos ou materiais nos quais o vírus está presente: lavar as mãos com frequência é absolutamente essencial.</text:p>
            <text:p/>
            <text:p>O vírus sobrevive nas suas mãos por cerca de 10 minutos, mas durante esses 10 minutos pode acontecer muita coisa: esfregue os olhos ou coça o nariz, por exemplo, e permita que o vírus entre na garganta!</text:p>
            <text:p/>
            <text:p>Portanto, para o seu bem-estar e o dos outros, lave as mãos o mais rápido possível e desinfecte-as!</text:p>
            <text:p/>
            <text:p>2. você pode gargarejar com uma solução desinfetante que elimina ou reduz a cota do vírus que pode ter entrado em sua garganta. Ao fazer isso, você eliminará o vírus antes que ele entre na traquéia e depois nos pulmões.</text:p>
            <text:p/>
            <text:p>3. desinfecte o teclado e o mouse do computador, para não mencionar o telefone celular e o telefone de mesa.</text:p>
            <text:p/>
            <text:p>Todos precisamos prestar muita atenção e cuidar de nós mesmos para o nosso bem-estar e o dos outros. "</text:p>
            <text:p/>
            <text:p>Fonte: Associação para o combate à trombose e doenças cardiovasculares. Milan. www.trombosi.org / Dr.sse Lidia Rota Vender</text:p>
            <text:p/>
          </table:table-cell>
          <table:table-cell office:value-type="string" calcext:value-type="string">
            <text:p>sensacionalista</text:p>
          </table:table-cell>
          <table:table-cell table:number-columns-repeated="119"/>
        </table:table-row>
        <table:table-row table:style-name="ro15">
          <table:table-cell office:value-type="string" calcext:value-type="string">
            <text:p>Sempre tenha um saco de farinha de trigo à mão na cozinha e deixe todos saberem onde está.</text:p>
            <text:p>Esta é uma verdadeira experiência de vida de uma mulher que se queimou.</text:p>
            <text:p>Algum tempo atrás, eu estava cozinhando milho e derramado água fria na água fervente para ver se o milho estava pronto. Por engano eu mergulhei minha mão na água fervente...</text:p>
            <text:p>Um amigo meu que era um médico veterinário vietnamita tinha vindo para a casa. Então, como eu gritava de dores, ele me perguntou se eu tinha um saquinho de farinha de trigo em casa.</text:p>
            <text:p>Eu derramei um pouco e ele colocou minha mão na farinha e me pediu para esperar por cerca de 10 minutos.</text:p>
            <text:p>Ele me disse que no Vietnã havia um menino que uma vez se queimou.</text:p>
            <text:p>Com o fogo sobre ele e em pânico alguém derramou um saco de farinha em todo o corpo para tentar extinguir o fogo.</text:p>
            <text:p>Mas não só o extinguiu rápido, como não deixou vestígios de queimaduras no garoto.</text:p>
            <text:p>No meu caso, coloquei minha mão no saco de farinha por 10 minutos e, em seguida, tirei-a e nem percebi nenhuma marca vermelha de queimado depois disso. Além disso, absolutamente nenhuma dor.</text:p>
            <text:p>Hoje eu coloco um saco de farinha na geladeira e sempre que queimo eu uso a farinha.</text:p>
            <text:p>Na verdade, a farinha fria é muito melhor do que a temperatura ambiente.</text:p>
            <text:p>Eu uso farinha e eu nunca tenho nenhum traço de queimaduras!</text:p>
            <text:p>Eu mesmo tinha queimado a língua uma vez e coloquei a farinha por cerca de 10 minutos ....</text:p>
            <text:p>A dor parou.</text:p>
            <text:p>Portanto, sempre tenha pelo menos um saco de farinha na sua geladeira.</text:p>
            <text:p>A farinha tem a capacidade de absorver o calor e tem fortes propriedades</text:p>
            <text:p>antioxidantes.</text:p>
            <text:p>Assim, ajuda um paciente queimado se for aplicado dentro de 15 minutos.</text:p>
            <text:p>Quando alguém compartilha algo de valor que é benéfico para você, você tem a obrigação moral de compartilhá-lo com os outros também. Então compartilhe isso com os outros.</text:p>
            <text:p>Reencaminhado como recebido</text:p>
            <text:p/>
          </table:table-cell>
          <table:table-cell office:value-type="string" calcext:value-type="string">
            <text:p>sensacionalista</text:p>
          </table:table-cell>
          <table:table-cell table:number-columns-repeated="119"/>
        </table:table-row>
        <table:table-row table:style-name="ro18">
          <table:table-cell office:value-type="string" calcext:value-type="string">
            <text:p>Uma das imagens mais comuns no surgimento de surtos e epidemias é a de pessoas usando máscaras cirúrgicas.</text:p>
            <text:p/>
            <text:p>A prática de usá-la a fim de prevenir infecções é popular em diversos países do mundo, mais recentemente na China em meio à atual disseminação de um novo tipo de coronavírus, além de visar a proteção contra altos níveis de poluição.</text:p>
            <text:p/>
            <text:p>Virologistas, entretanto, são céticos em relação à real eficácia dessas máscaras contra vírus e bactérias que circulam no ar.</text:p>
            <text:p/>
            <text:p>Mas há algumas evidências que sugerem que esse tipo de equipamento pode ajudar a prevenir as transmissões de micro-organismos das mãos para a boca.</text:p>
            <text:p>Das salas de cirurgia às ruas</text:p>
            <text:p/>
            <text:p>Máscaras cirúrgicas começaram a ser adotadas em hospitais no fim do século 18, mas só passaram a ser usadas pelo grande público na epidemia da gripe espanhola em 1919, que matou mais de 50 milhões de pessoas.</text:p>
            <text:p/>
            <text:p>David Carrington, professor da Universidade de Londres, afirmou à BBC News que esse tipo de máscara não é eficaz contra vírus e bactérias que circulam no ar porque elas são muito frouxas, não têm filtro de ar e deixam os olhos expostos.</text:p>
            <text:p/>
            <text:p>Elas, no entanto, podem ser úteis para minimizar o risco de contrair um vírus por meio de respingos de espirros ou tosses, além de evitar a contaminação mão-boca.</text:p>
            <text:p/>
            <text:p>Um estudo britânico de 2016 indica que as pessoas tocam seus rostos cerca de 23 vezes por hora.</text:p>
            <text:p/>
            <text:p>Jonathan Ball, professor de virologia molecular da Universidade de Nottingham, no Reino Unido, afirmou que "em um estudo bem controlado num hospital, as máscaras de rosto do tipo respirador são boas para prevenir infecções por influenza do tipo.</text:p>
            <text:p/>
            <text:p>Respiradores, que tendem a proporcionar uma filtragem acurada do ar, são desenhados para proteção contra partículas aéreas com potencial perigoso.</text:p>
            <text:p/>
            <text:p>"No entanto, quando você analisa os estudos que tratam da eficácia de máscaras na população em geral, os resultados são menos animadores. É um grande desafio, por exemplo, manter uma máscara no rosto por um tempo prolongado", disse Ball.</text:p>
            <text:p>Higiene das mãos é mais eficaz, dizem especialistas</text:p>
            <text:p/>
            <text:p>Connor Bamford, do Instituto Wellcome-Wolfson para Medicina Experimental, na Irlanda do Norte, afirmou que "a adoção de medidas simples de higiene são muito mais eficientes".</text:p>
            <text:p/>
            <text:p>"Cobrir a boca enquanto espirra, lavar as mãos e não colocar as mãos na boca antes de lavá-las podem ajudar a limitar o risco de contrair qualquer vírus respiratório."</text:p>
            <text:p/>
            <text:p>O NHS (serviço de saúde pública do Reino Unido) recomenda que a melhor maneira de contrair vírus como o da gripe é:</text:p>
            <text:p/>
            <text:p>    lavar as mãos regularmente com água morna e sabão</text:p>
            <text:p>    evitar tocar os olhos e o nariz sempre que possível</text:p>
            <text:p>    manter um estilo de vida saudável</text:p>
            <text:p/>
            <text:p>Jake Dunning, chefe de zoonoses e infecções do serviço público de saúde inglês, disse que o uso de máscaras cirúrgicas pelo grande público tende a reduzir o cuidado pessoal com higiene, por exemplo.</text:p>
            <text:p/>
            <text:p>"As pessoas mantêm mais o foco na higiene das mãos quanto estão preocupadas."</text:p>
            <text:p>O que se sabe sobre o novo surto que começou na China?</text:p>
            <text:p/>
            <text:p>Um vírus desconhecido pela ciência até há pouco vem causando uma doença pulmonar grave em centenas de pessoas na China, e já foi detectado nos Estados Unidos, Taiwan, Tailândia, Japão, Coreia do Sul e Macau.</text:p>
            <text:p/>
            <text:p>Ao menos 17 pessoas morreram em decorrência do vírus, que surgiu em dezembro passado na cidade chinesa de Wuhan. Ele infectou 440 pessoas, segundo registros oficiais.</text:p>
            <text:p/>
            <text:p>Amostras do 2019-nCoV, como é chamado, foram coletadas de pacientes e analisadas em laboratório, e autoridades da China e da OMS concluíram que a infecção é um coronavírus.</text:p>
            <text:p/>
            <text:p>O vírus causa febre, tosse, falta de ar e dificuldade em respirar.</text:p>
            <text:p/>
            <text:p>Em casos mais graves, pode evoluir para pneumonia e síndrome respiratória aguda grave ou causar insuficiência renal.</text:p>
            <text:p/>
            <text:p>Os casos têm sido associados ao mercado público de frutos do mar em Wuhan.</text:p>
            <text:p/>
            <text:p>Autoridades chinesas afirmam que há casos de transmissão do vírus de uma pessoa para outra, envolvendo inclusive profissionais de saúde que foram infectados durante o tratamento de pacientes com a mesma doença.</text:p>
            <text:p/>
            <text:p>Há uma grande preocupação em torno de novos vírus que infectam pulmões, já que tosses e espirros são meios altamente eficazes de alastramento de uma doença.</text:p>
            <text:p/>
          </table:table-cell>
          <table:table-cell office:value-type="string" calcext:value-type="string">
            <text:p>não sensacionalista</text:p>
          </table:table-cell>
          <table:table-cell table:number-columns-repeated="119"/>
        </table:table-row>
        <table:table-row table:style-name="ro13">
          <table:table-cell office:value-type="string" calcext:value-type="string">
            <text:p>"Sou a prova de que o coronavírus pode ser vencido", disse professor de inglês na China.</text:p>
            <text:p>Chama-se Connor Reed, tem 25 anos e é professor de inglês em Wuhan. Reed foi o primeiro britânico a contrair o coronavírus e diz ter vencido a doença... sem medicamentos.</text:p>
            <text:p>O docente decidiu 'medicar-se' com um uísque quente e mel, em vez dos medicamentos que os médicos o aconselhavam a tomar.</text:p>
            <text:p>Connor, do País de Gales, foi diagnosticado com a doença há cerca de dois meses. Foi internado durante duas semanas na cidade chinesa após ter sentido dificuldades respiratórias acompanhadas por tosse forte, sintomas habituais do vírus.</text:p>
            <text:p>"Usei o inalador que ajudou a controlar a tosse e bebi um uísque quente com mel até que acabasse", assumiu Reed acrescentando: "É um remédio antiquado, mas parecia funcionar".</text:p>
            <text:p>"Recusei-me a tomar os antibióticos prescritos pelos médicos porque não queria tomar nenhum medicamento", revelou ainda o paciente britânico.</text:p>
            <text:p>Connor, que vivia há três anos na China e em particular em Wuhan nos últimos seis meses, teve entretanto alta do Hospital Universitário de Wuhan.</text:p>
            <text:p>O professor afirma ainda, em declarações ao The Sun, que foi sugerido que tomasse o seu lugar no voo onde seguiram os repatriados de vários países, mas não quis assumindo: "Eu sou a prova de que o coronavírus pode ser vencido".</text:p>
            <text:p/>
          </table:table-cell>
          <table:table-cell office:value-type="string" calcext:value-type="string">
            <text:p>não sensacionalista</text:p>
          </table:table-cell>
          <table:table-cell table:number-columns-repeated="119"/>
        </table:table-row>
        <table:table-row table:style-name="ro19">
          <table:table-cell office:value-type="string" calcext:value-type="string">
            <text:p>Tenho que confessar, Bill Gates realmente é um gênio do mal! É fácil controlar quem gosta de ser submisso.</text:p>
            <text:p/>
            <text:p>Gates está finalizando a vacina INO-4800 não liquida, que, segundo ele, irá salvar toda humanidade! Uma vacina em formato de selo que vai sobre a pele, pois segundo Gates é menos dolorida e mais eficiente! Cada selo ( VACINA ) terá um código individual por pessoa.</text:p>
            <text:p/>
            <text:p>Depois de ser todos contaminados, ops...digo, vacinados, você só conseguirá acessar suas redes sociais, Google, contas da Microsoft, E-mail etc, se digitar ou escanear o código que está no selo ( Vacina ).</text:p>
            <text:p>Uma forma eficiente e engenhosa de controlar todos.</text:p>
            <text:p/>
            <text:p>Ai é onde entra o 5G, a nova tecnologia e suas milhares de antenas espalhadas em todo o mundo, será responsável por lhe monitorar 24 horas por dia.</text:p>
            <text:p>Na China já funciona assim! Lá foi um pouquinho pior, pois o governo ditador confiscou todos os aparelhos telefônicos da população.</text:p>
            <text:p/>
            <text:p>Nunca foi pela saúde, sempre foi pelo controle.</text:p>
            <text:p/>
            <text:p>RECUSE A INO-4800....</text:p>
            <text:p>RECUSE O 5G..</text:p>
            <text:p>RECUSE A NOVA ORDEM MUNDIAL......</text:p>
            <text:p>- Naite Borges</text:p>
            <text:p/>
          </table:table-cell>
          <table:table-cell office:value-type="string" calcext:value-type="string">
            <text:p>sensacionalista</text:p>
          </table:table-cell>
          <table:table-cell table:number-columns-repeated="119"/>
        </table:table-row>
        <table:table-row table:style-name="ro20" table:number-rows-repeated="1048546">
          <table:table-cell table:number-columns-repeated="121"/>
        </table:table-row>
        <table:table-row table:style-name="ro20">
          <table:table-cell table:number-columns-repeated="12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 style:data-style-name="N2" text:time-value="21:31:14.199191024">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05T23:58:37</meta:creation-date>
    <dc:date>2020-10-05T21:36:40.545843951</dc:date>
    <meta:generator>LibreOffice/6.3.4.2$Linux_X86_64 LibreOffice_project/60da17e045e08f1793c57c00ba83cdfce946d0aa</meta:generator>
    <meta:editing-duration>PT5M26S</meta:editing-duration>
    <meta:editing-cycles>1</meta:editing-cycles>
    <meta:document-statistic meta:table-count="1" meta:cell-count="5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